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8.66pt"/>
    </style:style>
    <style:style style:name="co2" style:family="table-column">
      <style:table-column-properties fo:break-before="auto" style:column-width="96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114.46pt"/>
    </style:style>
    <style:style style:name="co8" style:family="table-column">
      <style:table-column-properties fo:break-before="auto" style:column-width="106.75pt"/>
    </style:style>
    <style:style style:name="co9" style:family="table-column">
      <style:table-column-properties fo:break-before="auto" style:column-width="127.59pt"/>
    </style:style>
    <style:style style:name="co10" style:family="table-column">
      <style:table-column-properties fo:break-before="auto" style:column-width="89.74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32.66pt"/>
    </style:style>
    <style:style style:name="co13" style:family="table-column">
      <style:table-column-properties fo:break-before="auto" style:column-width="161.55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79.74pt"/>
    </style:style>
    <style:style style:name="co16" style:family="table-column">
      <style:table-column-properties fo:break-before="auto" style:column-width="74.35pt"/>
    </style:style>
    <style:style style:name="co17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9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59" style:family="table-cell" style:parent-style-name="Default">
      <style:text-properties fo:font-weight="bold" style:font-weight-asian="bold" style:font-weight-complex="bold"/>
    </style:style>
    <style:style style:name="ce244" style:family="table-cell" style:parent-style-name="Default"/>
    <style:style style:name="ce245" style:family="table-cell" style:parent-style-name="Default"/>
    <style:style style:name="ce246" style:family="table-cell" style:parent-style-name="Default"/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4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/>
    <style:style style:name="ce8" style:family="table-cell" style:parent-style-name="Default"/>
    <style:style style:name="ce19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17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9" style:family="table-cell" style:parent-style-name="Default"/>
    <style:style style:name="ce42" style:family="table-cell" style:parent-style-name="Default"/>
    <style:style style:name="ce49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196" style:family="table-cell" style:parent-style-name="Default" style:data-style-name="N43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287" style:family="table-cell" style:parent-style-name="Default" style:data-style-name="N4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329" style:family="table-cell" style:parent-style-name="Default" style:data-style-name="N0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235" style:family="table-cell" style:parent-style-name="Default"/>
    <style:style style:name="ce236" style:family="table-cell" style:parent-style-name="Default"/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2.01pt"/>
    </style:style>
    <style:style style:name="ce23" style:family="table-cell" style:parent-style-name="Default" style:data-style-name="N154">
      <style:table-cell-properties fo:padding="2.01pt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4" style:family="table-cell" style:parent-style-name="Default" style:data-style-name="N162"/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48" style:family="table-cell" style:parent-style-name="Default">
      <style:table-cell-properties fo:background-color="#ffff00"/>
    </style:style>
    <style:style style:name="ce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3" style:family="table-cell" style:parent-style-name="Default">
      <style:table-cell-properties fo:border-bottom="none" fo:border-left="0.99pt dotted #000000" fo:border-right="none" fo:border-top="0.99pt dotted #000000"/>
    </style:style>
    <style:style style:name="ce44" style:family="table-cell" style:parent-style-name="Default">
      <style:table-cell-properties fo:border-bottom="none" fo:border-left="0.99pt dotted #000000" fo:border-right="none" fo:border-top="none"/>
    </style:style>
    <style:style style:name="ce45" style:family="table-cell" style:parent-style-name="Default">
      <style:table-cell-properties fo:border-bottom="0.99pt dotted #000000" fo:border-left="0.99pt dotted #000000" fo:border-right="none" fo:border-top="none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/>
    <style:style style:name="ce254" style:family="table-cell" style:parent-style-name="Default"/>
    <style:style style:name="ce255" style:family="table-cell" style:parent-style-name="Default"/>
    <style:style style:name="ce256" style:family="table-cell" style:parent-style-name="Default"/>
    <style:style style:name="ce257" style:family="table-cell" style:parent-style-name="Default"/>
    <style:style style:name="ce72" style:family="table-cell" style:parent-style-name="Default">
      <style:table-cell-properties fo:background-color="#ffff00"/>
    </style:style>
    <style:style style:name="ce259" style:family="table-cell" style:parent-style-name="Default"/>
    <style:style style:name="ce50" style:family="table-cell" style:parent-style-name="Default">
      <style:table-cell-properties fo:border-bottom="none" fo:border-left="none" fo:border-right="none" fo:border-top="0.99pt dotted #0000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0.99pt dotted #000000" fo:border-left="none" fo:border-right="none" fo:border-top="none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none" fo:border-right="0.99pt dotted #000000" fo:border-top="0.99pt dotte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padding="2.01pt" fo:border-right="0.99pt dotted #000000" fo:border-top="none"/>
    </style:style>
    <style:style style:name="ce59" style:family="table-cell" style:parent-style-name="Default">
      <style:table-cell-properties fo:border-bottom="none" fo:border-left="none" fo:border-right="0.99pt dotted #000000" fo:border-top="none"/>
    </style:style>
    <style:style style:name="ce60" style:family="table-cell" style:parent-style-name="Default">
      <style:table-cell-properties fo:border-bottom="0.99pt dotted #000000" fo:border-left="none" fo:border-right="0.99pt dotted #000000" fo:border-top="none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99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row table:style-name="ro1">
          <table:table-cell table:style-name="ce159" office:value-type="string" calcext:value-type="string">
            <text:p>Dataset</text:p>
          </table:table-cell>
          <table:table-cell table:style-name="ce159" office:value-type="string" calcext:value-type="string">
            <text:p>Model</text:p>
          </table:table-cell>
          <table:table-cell table:style-name="ce159" office:value-type="string" calcext:value-type="string">
            <text:p>Mean</text:p>
          </table:table-cell>
          <table:table-cell table:style-name="ce159" office:value-type="string" calcext:value-type="string">
            <text:p>Devi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Logistic Regression</text:p>
          </table:table-cell>
          <table:table-cell table:style-name="ce244" table:formula="of:=[Audio.H2]" office:value-type="float" office:value="0.175162936" calcext:value-type="float">
            <text:p>0.175162936</text:p>
          </table:table-cell>
          <table:table-cell table:formula="of:=[Audio.I2]" office:value-type="float" office:value="0.0441511558340048" calcext:value-type="float">
            <text:p>0.0441511558340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244" table:formula="of:=[Audio.H3]" office:value-type="float" office:value="0.172411306" calcext:value-type="float">
            <text:p>0.172411306</text:p>
          </table:table-cell>
          <table:table-cell table:formula="of:=[Audio.I3]" office:value-type="float" office:value="0.0515148013955798" calcext:value-type="float">
            <text:p>0.0515148013955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244" table:formula="of:=[Audio.H4]" office:value-type="float" office:value="0.189355544" calcext:value-type="float">
            <text:p>0.189355544</text:p>
          </table:table-cell>
          <table:table-cell table:formula="of:=[Audio.I4]" office:value-type="float" office:value="0.0595558151372335" calcext:value-type="float">
            <text:p>0.059555815137234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Logistic Regression</text:p>
          </table:table-cell>
          <table:table-cell table:style-name="ce245" table:formula="of:=[MEG.M2]" office:value-type="float" office:value="0" calcext:value-type="float">
            <text:p>0</text:p>
          </table:table-cell>
          <table:table-cell table:formula="of:=[MEG.N2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245" table:formula="of:=[MEG.M3]" office:value-type="float" office:value="0" calcext:value-type="float">
            <text:p>0</text:p>
          </table:table-cell>
          <table:table-cell table:formula="of:=[MEG.N3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245" table:formula="of:=[MEG.M4]" office:value-type="float" office:value="0" calcext:value-type="float">
            <text:p>0</text:p>
          </table:table-cell>
          <table:table-cell table:formula="of:=[MEG.N4]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usion</text:p>
          </table:table-cell>
          <table:table-cell office:value-type="string" calcext:value-type="string">
            <text:p>Logistic Regression</text:p>
          </table:table-cell>
          <table:table-cell table:style-name="ce246" table:formula="of:=[Fusion.H2]" office:value-type="string" office:string-value="" calcext:value-type="error">
            <text:p>#DIV/0!</text:p>
          </table:table-cell>
          <table:table-cell table:formula="of:=[Fusion.I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near SVM</text:p>
          </table:table-cell>
          <table:table-cell table:style-name="ce246" table:formula="of:=[Fusion.H3]" office:value-type="string" office:string-value="" calcext:value-type="error">
            <text:p>#DIV/0!</text:p>
          </table:table-cell>
          <table:table-cell table:formula="of:=[Fusion.I3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table:style-name="ce246" table:formula="of:=[Fusion.H4]" office:value-type="string" office:string-value="" calcext:value-type="error">
            <text:p>#DIV/0!</text:p>
          </table:table-cell>
          <table:table-cell table:formula="of:=[Fusion.I4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</table:table-row>
        <calcext:conditional-formats>
          <calcext:conditional-format calcext:target-range-address="Summary.C2:Summary.C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6:Summary.C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C11:Summary.C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near Regression" table:style-name="ta1">
        <table:table-column table:style-name="co5" table:default-cell-style-name="Default"/>
        <table:table-column table:style-name="co3" table:number-columns-repeated="10" table:default-cell-style-name="Default"/>
        <table:table-row table:style-name="ro1" table:number-rows-repeated="37"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Fold 1</text:p>
          </table:table-cell>
          <table:covered-table-cell/>
          <table:table-cell table:style-name="ce5" office:value-type="string" calcext:value-type="string" table:number-columns-spanned="2" table:number-rows-spanned="1">
            <text:p>Fold 2</text:p>
          </table:table-cell>
          <table:covered-table-cell/>
          <table:table-cell table:style-name="ce5" office:value-type="string" calcext:value-type="string" table:number-columns-spanned="2" table:number-rows-spanned="1">
            <text:p>Fold 3</text:p>
          </table:table-cell>
          <table:covered-table-cell/>
          <table:table-cell table:style-name="ce5" office:value-type="string" calcext:value-type="string" table:number-columns-spanned="2" table:number-rows-spanned="1">
            <text:p>Fold 4</text:p>
          </table:table-cell>
          <table:covered-table-cell/>
          <table:table-cell table:style-name="ce5" office:value-type="string" calcext:value-type="string" table:number-columns-spanned="2" table:number-rows-spanned="1">
            <text:p>Fold 5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</table:table-row>
        <table:table-row table:style-name="ro1">
          <table:table-cell table:style-name="ce159" office:value-type="string" calcext:value-type="string">
            <text:p>Audio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59" office:value-type="string" calcext:value-type="string">
            <text:p>MEG</text:p>
          </table:table-cell>
          <table:table-cell table:number-columns-repeated="10"/>
        </table:table-row>
        <table:table-row table:style-name="ro1">
          <table:table-cell table:style-name="ce159" office:value-type="string" calcext:value-type="string">
            <text:p>MEG(red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59" office:value-type="string" calcext:value-type="string">
            <text:p>Audio + MEG</text:p>
          </table:table-cell>
          <table:table-cell table:number-columns-repeated="10"/>
        </table:table-row>
        <table:table-row table:style-name="ro1">
          <table:table-cell table:style-name="ce159" office:value-type="string" calcext:value-type="string">
            <text:p>Audio + MEG (red.)</text:p>
          </table:table-cell>
          <table:table-cell table:number-columns-repeated="10"/>
        </table:table-row>
      </table:table>
      <table:table table:name="Audio" table:style-name="ta1">
        <table:shapes>
          <draw:frame draw:z-index="0" draw:style-name="gr1" draw:text-style-name="P1" svg:width="453.63pt" svg:height="255.23pt" svg:x="42.86pt" svg:y="807.9pt">
            <loext:p draw:notify-on-update-of-ranges="Audio.A2:Audio.A6 Audio.H1:Audio.H1 Audio.H2:Audio.H6 Audio.I2:Audio.I6 Audio.I2:Audio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8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8428676" calcext:value-type="float">
            <text:p>0.18428676</text:p>
          </table:table-cell>
          <table:table-cell office:value-type="float" office:value="0.19804491" calcext:value-type="float">
            <text:p>0.19804491</text:p>
          </table:table-cell>
          <table:table-cell office:value-type="float" office:value="0.15025345" calcext:value-type="float">
            <text:p>0.15025345</text:p>
          </table:table-cell>
          <table:table-cell office:value-type="float" office:value="0.22881971" calcext:value-type="float">
            <text:p>0.22881971</text:p>
          </table:table-cell>
          <table:table-cell/>
          <table:table-cell table:formula="of:=AVERAGE([.B2:.F2])" office:value-type="float" office:value="0.175162936" calcext:value-type="float">
            <text:p>0.175162936</text:p>
          </table:table-cell>
          <table:table-cell table:formula="of:=STDEV([.B2:.F2])" office:value-type="float" office:value="0.0441511558340048" calcext:value-type="float">
            <text:p>0.044151155834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6908038" calcext:value-type="float">
            <text:p>0.16908038</text:p>
          </table:table-cell>
          <table:table-cell office:value-type="float" office:value="0.09522086" calcext:value-type="float">
            <text:p>0.09522086</text:p>
          </table:table-cell>
          <table:table-cell office:value-type="float" office:value="0.15858075" calcext:value-type="float">
            <text:p>0.15858075</text:p>
          </table:table-cell>
          <table:table-cell office:value-type="float" office:value="0.22085447" calcext:value-type="float">
            <text:p>0.22085447</text:p>
          </table:table-cell>
          <table:table-cell office:value-type="float" office:value="0.21832007" calcext:value-type="float">
            <text:p>0.21832007</text:p>
          </table:table-cell>
          <table:table-cell/>
          <table:table-cell table:formula="of:=AVERAGE([.B3:.F3])" office:value-type="float" office:value="0.172411306" calcext:value-type="float">
            <text:p>0.172411306</text:p>
          </table:table-cell>
          <table:table-cell table:formula="of:=STDEV([.B3:.F3])" office:value-type="float" office:value="0.0515148013955798" calcext:value-type="float">
            <text:p>0.05151480139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18682115" calcext:value-type="float">
            <text:p>0.18682115</text:p>
          </table:table-cell>
          <table:table-cell office:value-type="float" office:value="0.19840696" calcext:value-type="float">
            <text:p>0.19840696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5097756" calcext:value-type="float">
            <text:p>0.15097756</text:p>
          </table:table-cell>
          <table:table-cell office:value-type="float" office:value="0.28312817" calcext:value-type="float">
            <text:p>0.28312817</text:p>
          </table:table-cell>
          <table:table-cell/>
          <table:table-cell table:formula="of:=AVERAGE([.B4:.F4])" office:value-type="float" office:value="0.189355544" calcext:value-type="float">
            <text:p>0.189355544</text:p>
          </table:table-cell>
          <table:table-cell table:formula="of:=STDEV([.B4:.F4])" office:value-type="float" office:value="0.0595558151372335" calcext:value-type="float">
            <text:p>0.059555815137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office:annotation office:display="true" draw:style-name="gr2" draw:text-style-name="P3" svg:width="82.18pt" svg:height="84.08pt" svg:x="15.25pt" svg:y="106.55pt" draw:caption-point-x="193.1pt" draw:caption-point-y="-29.48pt">
              <dc:date>2017-11-28T00:00:00</dc:date>
              <text:p text:style-name="P2"><text:span text:style-name="T1">This was really </text:span><text:span text:style-name="T1">ineffective for the </text:span><text:span text:style-name="T1">Audio dataset. </text:span><text:span text:style-name="T1">Pretty much </text:span><text:span text:style-name="T1">learned to predict </text:span><text:span text:style-name="T1">single categories.</text:span></text:p>
            </office:annotation>
            <text:p>SCNN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15677046" calcext:value-type="float">
            <text:p>0.15677046</text:p>
          </table:table-cell>
          <table:table-cell office:value-type="float" office:value="0.11187545" calcext:value-type="float">
            <text:p>0.11187545</text:p>
          </table:table-cell>
          <table:table-cell office:value-type="float" office:value="0.19913107" calcext:value-type="float">
            <text:p>0.19913107</text:p>
          </table:table-cell>
          <table:table-cell/>
          <table:table-cell table:formula="of:=AVERAGE([.B7:.F7])" office:value-type="float" office:value="0.156046346" calcext:value-type="float">
            <text:p>0.156046346</text:p>
          </table:table-cell>
          <table:table-cell table:formula="of:=STDEV([.B7:.F7])" office:value-type="float" office:value="0.0398484267708278" calcext:value-type="float">
            <text:p>0.039848426770828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7"/>
          <table:table-cell table:style-name="ce17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8"/>
          <table:table-cell table:style-name="ce17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7"/>
          <table:table-cell table:style-name="ce17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 table:number-rows-repeated="4">
          <table:table-cell/>
          <table:table-cell table:style-name="ce164" table:number-columns-repeated="9"/>
          <table:table-cell/>
          <table:table-cell table:style-name="ce7"/>
          <table:table-cell table:style-name="ce17"/>
          <table:table-cell table:style-name="ce42"/>
          <table:table-cell table:style-name="ce66"/>
          <table:table-cell table:style-name="ce71"/>
          <table:table-cell table:style-name="ce79"/>
          <table:table-cell table:style-name="ce84"/>
        </table:table-row>
        <table:table-row table:style-name="ro1">
          <table:table-cell table:style-name="ce164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26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 table:number-rows-repeated="2">
          <table:table-cell/>
          <table:table-cell table:style-name="ce164" table:number-columns-repeated="7"/>
          <table:table-cell table:number-columns-repeated="3"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 table:number-rows-repeated="3">
          <table:table-cell/>
          <table:table-cell table:style-name="ce164" table:number-columns-repeated="9"/>
          <table:table-cell/>
          <table:table-cell table:style-name="ce19"/>
          <table:table-cell table:style-name="ce35"/>
          <table:table-cell table:style-name="ce49"/>
          <table:table-cell table:style-name="ce67"/>
          <table:table-cell table:style-name="ce74"/>
          <table:table-cell table:style-name="ce80"/>
          <table:table-cell table:style-name="ce85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 table:number-columns-repeated="8"/>
        </table:table-row>
        <table:table-row table:style-name="ro1">
          <table:table-cell/>
          <table:table-cell table:style-name="ce164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29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 table:number-rows-repeated="2">
          <table:table-cell/>
          <table:table-cell table:style-name="ce164" table:number-columns-repeated="7"/>
          <table:table-cell table:number-columns-repeated="3"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 table:number-rows-repeated="3">
          <table:table-cell/>
          <table:table-cell table:style-name="ce164" table:number-columns-repeated="9"/>
          <table:table-cell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/>
          <table:table-cell table:style-name="ce164" table:number-columns-repeated="9"/>
          <table:table-cell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31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/>
          <table:table-cell table:style-name="ce164" table:number-columns-repeated="7"/>
          <table:table-cell table:number-columns-repeated="3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 table:number-rows-repeated="4">
          <table:table-cell/>
          <table:table-cell table:style-name="ce164" table:number-columns-repeated="6"/>
          <table:table-cell table:number-columns-repeated="4"/>
          <table:table-cell table:style-name="ce30"/>
          <table:table-cell table:style-name="ce37"/>
          <table:table-cell table:style-name="ce64"/>
          <table:table-cell table:style-name="ce69"/>
          <table:table-cell table:style-name="ce76"/>
          <table:table-cell table:style-name="ce82"/>
          <table:table-cell table:style-name="ce87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>
          <table:table-cell table:number-columns-repeated="11"/>
          <table:table-cell table:style-name="ce33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 table:number-rows-repeated="5">
          <table:table-cell table:number-columns-repeated="11"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5"/>
          <table:table-cell table:style-name="ce196"/>
          <table:table-cell table:number-columns-repeated="2"/>
        </table:table-row>
        <table:table-row table:style-name="ro1" table:number-rows-repeated="4">
          <table:table-cell table:number-columns-repeated="16"/>
          <table:table-cell table:style-name="ce196"/>
          <table:table-cell/>
        </table:table-row>
        <table:table-row table:style-name="ro1">
          <table:table-cell table:number-columns-repeated="16"/>
          <table:table-cell table:style-name="ce196"/>
          <table:table-cell/>
        </table:table-row>
        <calcext:conditional-formats>
          <calcext:conditional-format calcext:target-range-address="Audio.L14:Audio.L18 Audio.L12:Audio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13:Audio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12:Audio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12:Audio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12:Audio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12:Audio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12:Audio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12:Audio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4:Audio.L28 Audio.L22:Audio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3:Audio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2:Audio.M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2:Audio.N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2:Audio.O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2:Audio.P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2:Audio.Q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2:Audio.R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4:Audio.L38 Audio.L32:Audio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3:Audio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2:Audio.M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2:Audio.N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2:Audio.O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2:Audio.P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2:Audio.Q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2:Audio.R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4:Audio.L48 Audio.L42:Audio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3:Audio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2:Audio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2:Audio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2:Audio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2:Audio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2:Audio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2:Audio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4:Audio.L58 Audio.L52:Audio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3:Audio.L5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2:Audio.M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2:Audio.N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2:Audio.O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2:Audio.P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2:Audio.Q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2:Audio.R5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803041" calcext:value-type="float">
            <text:p>0.1180304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25090515" calcext:value-type="float">
            <text:p>0.25090515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165387402" calcext:value-type="float">
            <text:p>0.165387402</text:p>
          </table:table-cell>
          <table:table-cell table:formula="of:=STDEV([.B2:.F2])" office:value-type="float" office:value="0.068447541799376" calcext:value-type="float">
            <text:p>0.068447541799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2516341" calcext:value-type="float">
            <text:p>0.12516341</text:p>
          </table:table-cell>
          <table:table-cell office:value-type="float" office:value="0.25488778" calcext:value-type="float">
            <text:p>0.25488778</text:p>
          </table:table-cell>
          <table:table-cell office:value-type="float" office:value="0.21868213" calcext:value-type="float">
            <text:p>0.21868213</text:p>
          </table:table-cell>
          <table:table-cell office:value-type="float" office:value="0.23099205" calcext:value-type="float">
            <text:p>0.23099205</text:p>
          </table:table-cell>
          <table:table-cell office:value-type="float" office:value="0.128168" calcext:value-type="float">
            <text:p>0.128168</text:p>
          </table:table-cell>
          <table:table-cell/>
          <table:table-cell table:formula="of:=AVERAGE([.B3:.F3])" office:value-type="float" office:value="0.191578674" calcext:value-type="float">
            <text:p>0.191578674</text:p>
          </table:table-cell>
          <table:table-cell table:formula="of:=STDEV([.B3:.F3])" office:value-type="float" office:value="0.0606793937566628" calcext:value-type="float">
            <text:p>0.0606793937566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5235337" calcext:value-type="float">
            <text:p>0.25235337</text:p>
          </table:table-cell>
          <table:table-cell office:value-type="float" office:value="0.26249095" calcext:value-type="float">
            <text:p>0.26249095</text:p>
          </table:table-cell>
          <table:table-cell office:value-type="float" office:value="0.25778422" calcext:value-type="float">
            <text:p>0.25778422</text:p>
          </table:table-cell>
          <table:table-cell office:value-type="float" office:value="0.27226648" calcext:value-type="float">
            <text:p>0.27226648</text:p>
          </table:table-cell>
          <table:table-cell office:value-type="float" office:value="0.2538016" calcext:value-type="float">
            <text:p>0.2538016</text:p>
          </table:table-cell>
          <table:table-cell/>
          <table:table-cell table:formula="of:=AVERAGE([.B6:.F6])" office:value-type="float" office:value="0.259739324" calcext:value-type="float">
            <text:p>0.259739324</text:p>
          </table:table-cell>
          <table:table-cell table:formula="of:=STDEV([.B6:.F6])" office:value-type="float" office:value="0.00803324961540036" calcext:value-type="float">
            <text:p>0.0080332496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313541" calcext:value-type="float">
            <text:p>0.2313541</text:p>
          </table:table-cell>
          <table:table-cell office:value-type="float" office:value="0.31028241" calcext:value-type="float">
            <text:p>0.31028241</text:p>
          </table:table-cell>
          <table:table-cell office:value-type="float" office:value="0.34178133" calcext:value-type="float">
            <text:p>0.34178133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4402607" calcext:value-type="float">
            <text:p>0.24402607</text:p>
          </table:table-cell>
          <table:table-cell/>
          <table:table-cell table:formula="of:=AVERAGE([.B7:.F7])" office:value-type="float" office:value="0.248370752" calcext:value-type="float">
            <text:p>0.248370752</text:p>
          </table:table-cell>
          <table:table-cell table:formula="of:=STDEV([.B7:.F7])" office:value-type="float" office:value="0.0877675273808982" calcext:value-type="float">
            <text:p>0.087767527380898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87" table:number-columns-repeated="7"/>
          <table:table-cell table:number-columns-repeated="3"/>
          <table:table-cell table:style-name="ce113"/>
          <table:table-cell table:style-name="ce123"/>
          <table:table-cell table:style-name="ce128"/>
          <table:table-cell table:style-name="ce133"/>
          <table:table-cell table:style-name="ce138"/>
          <table:table-cell table:style-name="ce143"/>
          <table:table-cell table:style-name="ce148"/>
        </table:table-row>
        <table:table-row table:style-name="ro1">
          <table:table-cell/>
          <table:table-cell table:style-name="ce287" table:number-columns-repeated="7"/>
          <table:table-cell table:number-columns-repeated="3"/>
          <table:table-cell table:style-name="ce114"/>
          <table:table-cell table:style-name="ce123"/>
          <table:table-cell table:style-name="ce128"/>
          <table:table-cell table:style-name="ce133"/>
          <table:table-cell table:style-name="ce138"/>
          <table:table-cell table:style-name="ce143"/>
          <table:table-cell table:style-name="ce148"/>
        </table:table-row>
        <table:table-row table:style-name="ro1" table:number-rows-repeated="5">
          <table:table-cell/>
          <table:table-cell table:style-name="ce287" table:number-columns-repeated="7"/>
          <table:table-cell table:number-columns-repeated="3"/>
          <table:table-cell table:style-name="ce113"/>
          <table:table-cell table:style-name="ce123"/>
          <table:table-cell table:style-name="ce128"/>
          <table:table-cell table:style-name="ce133"/>
          <table:table-cell table:style-name="ce138"/>
          <table:table-cell table:style-name="ce143"/>
          <table:table-cell table:style-name="ce148"/>
        </table:table-row>
        <table:table-row table:style-name="ro1">
          <table:table-cell table:style-name="ce164"/>
          <table:table-cell table:number-columns-repeated="17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15"/>
          <table:table-cell table:style-name="ce124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</table:table-row>
        <table:table-row table:style-name="ro1">
          <table:table-cell table:number-columns-repeated="11"/>
          <table:table-cell table:style-name="ce116"/>
          <table:table-cell table:style-name="ce124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</table:table-row>
        <table:table-row table:style-name="ro1" table:number-rows-repeated="5">
          <table:table-cell table:number-columns-repeated="11"/>
          <table:table-cell table:style-name="ce115"/>
          <table:table-cell table:style-name="ce124"/>
          <table:table-cell table:style-name="ce129"/>
          <table:table-cell table:style-name="ce134"/>
          <table:table-cell table:style-name="ce139"/>
          <table:table-cell table:style-name="ce144"/>
          <table:table-cell table:style-name="ce149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17"/>
          <table:table-cell table:style-name="ce125"/>
          <table:table-cell table:style-name="ce130"/>
          <table:table-cell table:style-name="ce135"/>
          <table:table-cell table:style-name="ce140"/>
          <table:table-cell table:style-name="ce145"/>
          <table:table-cell table:style-name="ce150"/>
        </table:table-row>
        <table:table-row table:style-name="ro1">
          <table:table-cell table:number-columns-repeated="11"/>
          <table:table-cell table:style-name="ce118"/>
          <table:table-cell table:style-name="ce125"/>
          <table:table-cell table:style-name="ce130"/>
          <table:table-cell table:style-name="ce135"/>
          <table:table-cell table:style-name="ce140"/>
          <table:table-cell table:style-name="ce145"/>
          <table:table-cell table:style-name="ce150"/>
        </table:table-row>
        <table:table-row table:style-name="ro1" table:number-rows-repeated="5">
          <table:table-cell table:number-columns-repeated="11"/>
          <table:table-cell table:style-name="ce117"/>
          <table:table-cell table:style-name="ce125"/>
          <table:table-cell table:style-name="ce130"/>
          <table:table-cell table:style-name="ce135"/>
          <table:table-cell table:style-name="ce140"/>
          <table:table-cell table:style-name="ce145"/>
          <table:table-cell table:style-name="ce150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19"/>
          <table:table-cell table:style-name="ce126"/>
          <table:table-cell table:style-name="ce131"/>
          <table:table-cell table:style-name="ce136"/>
          <table:table-cell table:style-name="ce141"/>
          <table:table-cell table:style-name="ce146"/>
          <table:table-cell table:style-name="ce151"/>
        </table:table-row>
        <table:table-row table:style-name="ro1">
          <table:table-cell table:number-columns-repeated="11"/>
          <table:table-cell table:style-name="ce120"/>
          <table:table-cell table:style-name="ce126"/>
          <table:table-cell table:style-name="ce131"/>
          <table:table-cell table:style-name="ce136"/>
          <table:table-cell table:style-name="ce141"/>
          <table:table-cell table:style-name="ce146"/>
          <table:table-cell table:style-name="ce151"/>
        </table:table-row>
        <table:table-row table:style-name="ro1" table:number-rows-repeated="5">
          <table:table-cell table:number-columns-repeated="11"/>
          <table:table-cell table:style-name="ce119"/>
          <table:table-cell table:style-name="ce126"/>
          <table:table-cell table:style-name="ce131"/>
          <table:table-cell table:style-name="ce136"/>
          <table:table-cell table:style-name="ce141"/>
          <table:table-cell table:style-name="ce146"/>
          <table:table-cell table:style-name="ce151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121"/>
          <table:table-cell table:style-name="ce127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</table:table-row>
        <table:table-row table:style-name="ro1">
          <table:table-cell table:number-columns-repeated="11"/>
          <table:table-cell table:style-name="ce122"/>
          <table:table-cell table:style-name="ce127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</table:table-row>
        <table:table-row table:style-name="ro1" table:number-rows-repeated="4">
          <table:table-cell table:number-columns-repeated="11"/>
          <table:table-cell table:style-name="ce121"/>
          <table:table-cell table:style-name="ce127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</table:table-row>
        <table:table-row table:style-name="ro1">
          <table:table-cell table:number-columns-repeated="11"/>
          <table:table-cell table:style-name="ce121"/>
          <table:table-cell table:style-name="ce127"/>
          <table:table-cell table:style-name="ce132"/>
          <table:table-cell table:style-name="ce137"/>
          <table:table-cell table:style-name="ce142"/>
          <table:table-cell table:style-name="ce147"/>
          <table:table-cell table:style-name="ce152"/>
        </table:table-row>
        <calcext:conditional-formats>
          <calcext:conditional-format calcext:target-range-address="MEG.L13:MEG.L17 MEG.L11:MEG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2:MEG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11:MEG.M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11:MEG.N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11:MEG.O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11:MEG.P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11:MEG.Q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11:MEG.R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3:MEG.L27 MEG.L21:MEG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22:MEG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21:MEG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21:MEG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21:MEG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21:MEG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21:MEG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21:MEG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3:MEG.L37 MEG.L31:MEG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2:MEG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31:MEG.M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31:MEG.N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31:MEG.O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1:MEG.P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31:MEG.Q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31:MEG.R3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3:MEG.L47 MEG.L41:MEG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2:MEG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41:MEG.M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41:MEG.N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41:MEG.O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41:MEG.P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41:MEG.Q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41:MEG.R4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1:MEG.Q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1:MEG.R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3:MEG.L57 MEG.L51:MEG.L5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2:MEG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1:MEG.M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1:MEG.N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1:MEG.O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1:MEG.P5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Fusion" table:style-name="ta1">
        <table:table-column table:style-name="co7" table:default-cell-style-name="Default"/>
        <table:table-column table:style-name="co3" table:number-columns-repeated="9" table:default-cell-style-name="Default"/>
        <table:table-column table:style-name="co8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6"/>
          <table:table-cell table:formula="of:=AVERAGE([.B7:.F7])" office:value-type="string" office:string-value="" calcext:value-type="error">
            <text:p>#DIV/0!</text:p>
          </table:table-cell>
          <table:table-cell table:formula="of:=STDEV([.B7:.F7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329" table:number-columns-repeated="7"/>
          <table:table-cell table:number-columns-repeated="3"/>
          <table:table-cell table:style-name="ce154"/>
          <table:table-cell table:style-name="ce163"/>
          <table:table-cell table:style-name="ce168"/>
          <table:table-cell table:style-name="ce172"/>
          <table:table-cell table:style-name="ce176"/>
          <table:table-cell table:style-name="ce180"/>
          <table:table-cell table:style-name="ce184"/>
        </table:table-row>
        <table:table-row table:style-name="ro1">
          <table:table-cell/>
          <table:table-cell table:style-name="ce329" table:number-columns-repeated="7"/>
          <table:table-cell table:number-columns-repeated="3"/>
          <table:table-cell table:style-name="ce155"/>
          <table:table-cell table:style-name="ce163"/>
          <table:table-cell table:style-name="ce168"/>
          <table:table-cell table:style-name="ce172"/>
          <table:table-cell table:style-name="ce176"/>
          <table:table-cell table:style-name="ce180"/>
          <table:table-cell table:style-name="ce184"/>
        </table:table-row>
        <table:table-row table:style-name="ro1" table:number-rows-repeated="5">
          <table:table-cell/>
          <table:table-cell table:style-name="ce329" table:number-columns-repeated="7"/>
          <table:table-cell table:number-columns-repeated="3"/>
          <table:table-cell table:style-name="ce154"/>
          <table:table-cell table:style-name="ce163"/>
          <table:table-cell table:style-name="ce168"/>
          <table:table-cell table:style-name="ce172"/>
          <table:table-cell table:style-name="ce176"/>
          <table:table-cell table:style-name="ce180"/>
          <table:table-cell table:style-name="ce184"/>
        </table:table-row>
        <table:table-row table:style-name="ro1">
          <table:table-cell table:style-name="ce164"/>
          <table:table-cell table:number-columns-repeated="17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56"/>
          <table:table-cell table:style-name="ce165"/>
          <table:table-cell table:style-name="ce169"/>
          <table:table-cell table:style-name="ce173"/>
          <table:table-cell table:style-name="ce177"/>
          <table:table-cell table:style-name="ce181"/>
          <table:table-cell table:style-name="ce185"/>
        </table:table-row>
        <table:table-row table:style-name="ro1">
          <table:table-cell table:number-columns-repeated="11"/>
          <table:table-cell table:style-name="ce157"/>
          <table:table-cell table:style-name="ce165"/>
          <table:table-cell table:style-name="ce169"/>
          <table:table-cell table:style-name="ce173"/>
          <table:table-cell table:style-name="ce177"/>
          <table:table-cell table:style-name="ce181"/>
          <table:table-cell table:style-name="ce185"/>
        </table:table-row>
        <table:table-row table:style-name="ro1" table:number-rows-repeated="5">
          <table:table-cell table:number-columns-repeated="11"/>
          <table:table-cell table:style-name="ce156"/>
          <table:table-cell table:style-name="ce165"/>
          <table:table-cell table:style-name="ce169"/>
          <table:table-cell table:style-name="ce173"/>
          <table:table-cell table:style-name="ce177"/>
          <table:table-cell table:style-name="ce181"/>
          <table:table-cell table:style-name="ce185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58"/>
          <table:table-cell table:style-name="ce166"/>
          <table:table-cell table:style-name="ce170"/>
          <table:table-cell table:style-name="ce174"/>
          <table:table-cell table:style-name="ce178"/>
          <table:table-cell table:style-name="ce182"/>
          <table:table-cell table:style-name="ce186"/>
        </table:table-row>
        <table:table-row table:style-name="ro1">
          <table:table-cell table:number-columns-repeated="11"/>
          <table:table-cell table:style-name="ce160"/>
          <table:table-cell table:style-name="ce166"/>
          <table:table-cell table:style-name="ce170"/>
          <table:table-cell table:style-name="ce174"/>
          <table:table-cell table:style-name="ce178"/>
          <table:table-cell table:style-name="ce182"/>
          <table:table-cell table:style-name="ce186"/>
        </table:table-row>
        <table:table-row table:style-name="ro1" table:number-rows-repeated="5">
          <table:table-cell table:number-columns-repeated="11"/>
          <table:table-cell table:style-name="ce158"/>
          <table:table-cell table:style-name="ce166"/>
          <table:table-cell table:style-name="ce170"/>
          <table:table-cell table:style-name="ce174"/>
          <table:table-cell table:style-name="ce178"/>
          <table:table-cell table:style-name="ce182"/>
          <table:table-cell table:style-name="ce186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61"/>
          <table:table-cell table:style-name="ce167"/>
          <table:table-cell table:style-name="ce171"/>
          <table:table-cell table:style-name="ce175"/>
          <table:table-cell table:style-name="ce179"/>
          <table:table-cell table:style-name="ce183"/>
          <table:table-cell table:style-name="ce187"/>
        </table:table-row>
        <table:table-row table:style-name="ro1">
          <table:table-cell table:number-columns-repeated="11"/>
          <table:table-cell table:style-name="ce162"/>
          <table:table-cell table:style-name="ce167"/>
          <table:table-cell table:style-name="ce171"/>
          <table:table-cell table:style-name="ce175"/>
          <table:table-cell table:style-name="ce179"/>
          <table:table-cell table:style-name="ce183"/>
          <table:table-cell table:style-name="ce187"/>
        </table:table-row>
        <table:table-row table:style-name="ro1" table:number-rows-repeated="4">
          <table:table-cell table:number-columns-repeated="11"/>
          <table:table-cell table:style-name="ce161"/>
          <table:table-cell table:style-name="ce167"/>
          <table:table-cell table:style-name="ce171"/>
          <table:table-cell table:style-name="ce175"/>
          <table:table-cell table:style-name="ce179"/>
          <table:table-cell table:style-name="ce183"/>
          <table:table-cell table:style-name="ce187"/>
        </table:table-row>
        <table:table-row table:style-name="ro1">
          <table:table-cell table:number-columns-repeated="11"/>
          <table:table-cell table:style-name="ce161"/>
          <table:table-cell table:style-name="ce167"/>
          <table:table-cell table:style-name="ce171"/>
          <table:table-cell table:style-name="ce175"/>
          <table:table-cell table:style-name="ce179"/>
          <table:table-cell table:style-name="ce183"/>
          <table:table-cell table:style-name="ce187"/>
        </table:table-row>
        <calcext:conditional-formats>
          <calcext:conditional-format calcext:target-range-address="Fusion.L14:Fusion.L18 Fusion.L12:Fusion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13:Fusion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12:Fusion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12:Fusion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12:Fusion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12:Fusion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12:Fusion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12:Fusion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24:Fusion.L28 Fusion.L22:Fusion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23:Fusion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22:Fusion.M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22:Fusion.N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22:Fusion.O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22:Fusion.P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22:Fusion.Q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22:Fusion.R2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34:Fusion.L38 Fusion.L32:Fusion.L3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33:Fusion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32:Fusion.M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32:Fusion.N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32:Fusion.O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32:Fusion.P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32:Fusion.Q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32:Fusion.R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44:Fusion.L48 Fusion.L42:Fusion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L43:Fusion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M42:Fusion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N42:Fusion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O42:Fusion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P42:Fusion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Q42:Fusion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Fusion.R42:Fusion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34540189" calcext:value-type="float">
            <text:p>0.34540189</text:p>
          </table:table-cell>
          <table:table-cell office:value-type="float" office:value="0.27407676" calcext:value-type="float">
            <text:p>0.27407676</text:p>
          </table:table-cell>
          <table:table-cell office:value-type="float" office:value="0.16075308" calcext:value-type="float">
            <text:p>0.16075308</text:p>
          </table:table-cell>
          <table:table-cell office:value-type="float" office:value="0.36097032" calcext:value-type="float">
            <text:p>0.36097032</text:p>
          </table:table-cell>
          <table:table-cell office:value-type="float" office:value="0.29073136" calcext:value-type="float">
            <text:p>0.29073136</text:p>
          </table:table-cell>
          <table:table-cell/>
          <table:table-cell table:formula="of:=AVERAGE([.B7:.F7])" office:value-type="float" office:value="0.286386682" calcext:value-type="float">
            <text:p>0.286386682</text:p>
          </table:table-cell>
          <table:table-cell table:formula="of:=STDEV([.B7:.F7])" office:value-type="float" office:value="0.0790565085724485" calcext:value-type="float">
            <text:p>0.079056508572449</text:p>
          </table:table-cell>
          <table:table-cell table:number-columns-repeated="9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188"/>
          <table:table-cell table:style-name="ce190"/>
          <table:table-cell table:style-name="ce191"/>
          <table:table-cell table:style-name="ce192"/>
          <table:table-cell table:style-name="ce193"/>
          <table:table-cell table:style-name="ce194"/>
          <table:table-cell table:style-name="ce195"/>
        </table:table-row>
        <table:table-row table:style-name="ro1">
          <table:table-cell table:number-columns-repeated="11"/>
          <table:table-cell table:style-name="ce189"/>
          <table:table-cell table:style-name="ce190"/>
          <table:table-cell table:style-name="ce191"/>
          <table:table-cell table:style-name="ce192"/>
          <table:table-cell table:style-name="ce193"/>
          <table:table-cell table:style-name="ce194"/>
          <table:table-cell table:style-name="ce195"/>
        </table:table-row>
        <table:table-row table:style-name="ro1" table:number-rows-repeated="5">
          <table:table-cell table:number-columns-repeated="11"/>
          <table:table-cell table:style-name="ce188"/>
          <table:table-cell table:style-name="ce190"/>
          <table:table-cell table:style-name="ce191"/>
          <table:table-cell table:style-name="ce192"/>
          <table:table-cell table:style-name="ce193"/>
          <table:table-cell table:style-name="ce194"/>
          <table:table-cell table:style-name="ce195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 table:number-rows-repeated="4">
          <table:table-cell table:number-columns-repeated="16"/>
          <table:table-cell table:style-name="ce196"/>
          <table:table-cell/>
        </table:table-row>
        <table:table-row table:style-name="ro1">
          <table:table-cell table:number-columns-repeated="16"/>
          <table:table-cell table:style-name="ce196"/>
          <table:table-cell/>
        </table:table-row>
        <calcext:conditional-formats>
          <calcext:conditional-format calcext:target-range-address="Raw.L16:Raw.L20 Raw.L14:Raw.L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15:Raw.L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4:Raw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4:Raw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4:Raw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4:Raw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4:Raw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4:Raw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21795799" calcext:value-type="float">
            <text:p>0.21795799</text:p>
          </table:table-cell>
          <table:table-cell office:value-type="float" office:value="0.16944244" calcext:value-type="float">
            <text:p>0.16944244</text:p>
          </table:table-cell>
          <table:table-cell office:value-type="float" office:value="0.16364953" calcext:value-type="float">
            <text:p>0.16364953</text:p>
          </table:table-cell>
          <table:table-cell office:value-type="float" office:value="0.25090514" calcext:value-type="float">
            <text:p>0.25090514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206154958" calcext:value-type="float">
            <text:p>0.206154958</text:p>
          </table:table-cell>
          <table:table-cell table:formula="of:=STDEV([.B2:.F2])" office:value-type="float" office:value="0.0381120086633514" calcext:value-type="float">
            <text:p>0.038112008663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845764" calcext:value-type="float">
            <text:p>0.2845764</text:p>
          </table:table-cell>
          <table:table-cell office:value-type="float" office:value="0.28566257" calcext:value-type="float">
            <text:p>0.28566257</text:p>
          </table:table-cell>
          <table:table-cell office:value-type="float" office:value="0.25054309" calcext:value-type="float">
            <text:p>0.25054309</text:p>
          </table:table-cell>
          <table:table-cell office:value-type="float" office:value="0.24402607" calcext:value-type="float">
            <text:p>0.24402607</text:p>
          </table:table-cell>
          <table:table-cell office:value-type="float" office:value="0.2480087" calcext:value-type="float">
            <text:p>0.2480087</text:p>
          </table:table-cell>
          <table:table-cell/>
          <table:table-cell table:formula="of:=AVERAGE([.B6:.F6])" office:value-type="float" office:value="0.262563366" calcext:value-type="float">
            <text:p>0.262563366</text:p>
          </table:table-cell>
          <table:table-cell table:formula="of:=STDEV([.B6:.F6])" office:value-type="float" office:value="0.0207250064644026" calcext:value-type="float">
            <text:p>0.020725006464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8705035971223" calcext:value-type="float">
            <text:p>0.18705035971223</text:p>
          </table:table-cell>
          <table:table-cell office:value-type="float" office:value="0.280575539568345" calcext:value-type="float">
            <text:p>0.280575539568345</text:p>
          </table:table-cell>
          <table:table-cell office:value-type="float" office:value="0.438848920863309" calcext:value-type="float">
            <text:p>0.438848920863309</text:p>
          </table:table-cell>
          <table:table-cell office:value-type="float" office:value="0.431654676258993" calcext:value-type="float">
            <text:p>0.431654676258993</text:p>
          </table:table-cell>
          <table:table-cell office:value-type="float" office:value="0.280575539568345" calcext:value-type="float">
            <text:p>0.280575539568345</text:p>
          </table:table-cell>
          <table:table-cell/>
          <table:table-cell table:formula="of:=AVERAGE([.B7:.F7])" office:value-type="float" office:value="0.323741007194244" calcext:value-type="float">
            <text:p>0.323741007194244</text:p>
          </table:table-cell>
          <table:table-cell table:formula="of:=STDEV([.B7:.F7])" office:value-type="float" office:value="0.108749758689432" calcext:value-type="float">
            <text:p>0.108749758689432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AVERAGE([.B8:.F8])" office:value-type="string" office:string-value="" calcext:value-type="error">
            <text:p>#DIV/0!</text:p>
          </table:table-cell>
          <table:table-cell table:formula="of:=STDEV([.B8:.F8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table:number-columns-repeated="7"/>
          <table:table-cell table:formula="of:=AVERAGE([.B9:.F9])" office:value-type="string" office:string-value="" calcext:value-type="error">
            <text:p>#DIV/0!</text:p>
          </table:table-cell>
          <table:table-cell table:formula="of:=STDEV([.B9:.F9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42446043165467" calcext:value-type="float">
            <text:p>0.942446043165467</text:p>
          </table:table-cell>
          <table:table-cell office:value-type="float" office:value="0.978417266187051" calcext:value-type="float">
            <text:p>0.978417266187051</text:p>
          </table:table-cell>
          <table:table-cell office:value-type="float" office:value="0.769784172661871" calcext:value-type="float">
            <text:p>0.769784172661871</text:p>
          </table:table-cell>
          <table:table-cell office:value-type="float" office:value="0.892086330935252" calcext:value-type="float">
            <text:p>0.892086330935252</text:p>
          </table:table-cell>
          <table:table-cell office:value-type="float" office:value="0.877697841726619" calcext:value-type="float">
            <text:p>0.877697841726619</text:p>
          </table:table-cell>
          <table:table-cell/>
          <table:table-cell table:formula="of:=AVERAGE([.B10:.F10])" office:value-type="float" office:value="0.892086330935252" calcext:value-type="float">
            <text:p>0.892086330935252</text:p>
          </table:table-cell>
          <table:table-cell table:formula="of:=STDEV([.B10:.F10])" office:value-type="float" office:value="0.0793000276440596" calcext:value-type="float">
            <text:p>0.0793000276440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197"/>
          <table:table-cell table:style-name="ce205"/>
          <table:table-cell table:style-name="ce209"/>
          <table:table-cell table:style-name="ce213"/>
          <table:table-cell table:style-name="ce217"/>
          <table:table-cell table:style-name="ce221"/>
          <table:table-cell table:style-name="ce225"/>
        </table:table-row>
        <table:table-row table:style-name="ro1">
          <table:table-cell table:number-columns-repeated="11"/>
          <table:table-cell table:style-name="ce198"/>
          <table:table-cell table:style-name="ce205"/>
          <table:table-cell table:style-name="ce209"/>
          <table:table-cell table:style-name="ce213"/>
          <table:table-cell table:style-name="ce217"/>
          <table:table-cell table:style-name="ce221"/>
          <table:table-cell table:style-name="ce225"/>
        </table:table-row>
        <table:table-row table:style-name="ro1">
          <table:table-cell table:number-columns-repeated="11"/>
          <table:table-cell table:style-name="ce197"/>
          <table:table-cell table:style-name="ce205"/>
          <table:table-cell table:style-name="ce209"/>
          <table:table-cell table:style-name="ce213"/>
          <table:table-cell table:style-name="ce217"/>
          <table:table-cell table:style-name="ce221"/>
          <table:table-cell table:style-name="ce225"/>
        </table:table-row>
        <table:table-row table:style-name="ro1" table:number-rows-repeated="4">
          <table:table-cell table:number-columns-repeated="8"/>
          <table:table-cell table:style-name="ce164" table:number-columns-repeated="2"/>
          <table:table-cell/>
          <table:table-cell table:style-name="ce197"/>
          <table:table-cell table:style-name="ce205"/>
          <table:table-cell table:style-name="ce209"/>
          <table:table-cell table:style-name="ce213"/>
          <table:table-cell table:style-name="ce217"/>
          <table:table-cell table:style-name="ce221"/>
          <table:table-cell table:style-name="ce225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11"/>
          <table:table-cell table:style-name="ce199"/>
          <table:table-cell table:style-name="ce206"/>
          <table:table-cell table:style-name="ce210"/>
          <table:table-cell table:style-name="ce214"/>
          <table:table-cell table:style-name="ce218"/>
          <table:table-cell table:style-name="ce222"/>
          <table:table-cell table:style-name="ce226"/>
        </table:table-row>
        <table:table-row table:style-name="ro1">
          <table:table-cell table:number-columns-repeated="11"/>
          <table:table-cell table:style-name="ce200"/>
          <table:table-cell table:style-name="ce206"/>
          <table:table-cell table:style-name="ce210"/>
          <table:table-cell table:style-name="ce214"/>
          <table:table-cell table:style-name="ce218"/>
          <table:table-cell table:style-name="ce222"/>
          <table:table-cell table:style-name="ce226"/>
        </table:table-row>
        <table:table-row table:style-name="ro1" table:number-rows-repeated="2">
          <table:table-cell table:number-columns-repeated="11"/>
          <table:table-cell table:style-name="ce199"/>
          <table:table-cell table:style-name="ce206"/>
          <table:table-cell table:style-name="ce210"/>
          <table:table-cell table:style-name="ce214"/>
          <table:table-cell table:style-name="ce218"/>
          <table:table-cell table:style-name="ce222"/>
          <table:table-cell table:style-name="ce226"/>
        </table:table-row>
        <table:table-row table:style-name="ro1" table:number-rows-repeated="3">
          <table:table-cell table:number-columns-repeated="8"/>
          <table:table-cell table:style-name="ce164" table:number-columns-repeated="2"/>
          <table:table-cell/>
          <table:table-cell table:style-name="ce199"/>
          <table:table-cell table:style-name="ce206"/>
          <table:table-cell table:style-name="ce210"/>
          <table:table-cell table:style-name="ce214"/>
          <table:table-cell table:style-name="ce218"/>
          <table:table-cell table:style-name="ce222"/>
          <table:table-cell table:style-name="ce226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201"/>
          <table:table-cell table:style-name="ce207"/>
          <table:table-cell table:style-name="ce211"/>
          <table:table-cell table:style-name="ce215"/>
          <table:table-cell table:style-name="ce219"/>
          <table:table-cell table:style-name="ce223"/>
          <table:table-cell table:style-name="ce227"/>
        </table:table-row>
        <table:table-row table:style-name="ro1">
          <table:table-cell table:number-columns-repeated="11"/>
          <table:table-cell table:style-name="ce202"/>
          <table:table-cell table:style-name="ce207"/>
          <table:table-cell table:style-name="ce211"/>
          <table:table-cell table:style-name="ce215"/>
          <table:table-cell table:style-name="ce219"/>
          <table:table-cell table:style-name="ce223"/>
          <table:table-cell table:style-name="ce227"/>
        </table:table-row>
        <table:table-row table:style-name="ro1" table:number-rows-repeated="5">
          <table:table-cell table:number-columns-repeated="11"/>
          <table:table-cell table:style-name="ce201"/>
          <table:table-cell table:style-name="ce207"/>
          <table:table-cell table:style-name="ce211"/>
          <table:table-cell table:style-name="ce215"/>
          <table:table-cell table:style-name="ce219"/>
          <table:table-cell table:style-name="ce223"/>
          <table:table-cell table:style-name="ce227"/>
        </table:table-row>
        <table:table-row table:style-name="ro1">
          <table:table-cell table:number-columns-repeated="18"/>
        </table:table-row>
        <table:table-row table:style-name="ro1">
          <table:table-cell table:style-name="ce159"/>
          <table:table-cell table:number-columns-repeated="7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7"/>
          <table:table-cell table:number-columns-repeated="3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203"/>
          <table:table-cell table:style-name="ce208"/>
          <table:table-cell table:style-name="ce212"/>
          <table:table-cell table:style-name="ce216"/>
          <table:table-cell table:style-name="ce220"/>
          <table:table-cell table:style-name="ce224"/>
          <table:table-cell table:style-name="ce228"/>
        </table:table-row>
        <table:table-row table:style-name="ro1">
          <table:table-cell table:number-columns-repeated="11"/>
          <table:table-cell table:style-name="ce204"/>
          <table:table-cell table:style-name="ce208"/>
          <table:table-cell table:style-name="ce212"/>
          <table:table-cell table:style-name="ce216"/>
          <table:table-cell table:style-name="ce220"/>
          <table:table-cell table:style-name="ce224"/>
          <table:table-cell table:style-name="ce228"/>
        </table:table-row>
        <table:table-row table:style-name="ro1" table:number-rows-repeated="4">
          <table:table-cell table:number-columns-repeated="11"/>
          <table:table-cell table:style-name="ce203"/>
          <table:table-cell table:style-name="ce208"/>
          <table:table-cell table:style-name="ce212"/>
          <table:table-cell table:style-name="ce216"/>
          <table:table-cell table:style-name="ce220"/>
          <table:table-cell table:style-name="ce224"/>
          <table:table-cell table:style-name="ce228"/>
        </table:table-row>
        <table:table-row table:style-name="ro1">
          <table:table-cell table:number-columns-repeated="11"/>
          <table:table-cell table:style-name="ce203"/>
          <table:table-cell table:style-name="ce208"/>
          <table:table-cell table:style-name="ce212"/>
          <table:table-cell table:style-name="ce216"/>
          <table:table-cell table:style-name="ce220"/>
          <table:table-cell table:style-name="ce224"/>
          <table:table-cell table:style-name="ce228"/>
        </table:table-row>
        <calcext:conditional-formats>
          <calcext:conditional-format calcext:target-range-address="'Temporal Augmentation Raw'.L26:'Temporal Augmentation Raw'.L30 'Temporal Augmentation Raw'.L24:'Temporal Augmentation Raw'.L2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5:'Temporal Augmentation Raw'.L2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4:'Temporal Augmentation Raw'.M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4:'Temporal Augmentation Raw'.N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4:'Temporal Augmentation Raw'.O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4:'Temporal Augmentation Raw'.P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4:'Temporal Augmentation Raw'.Q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4:'Temporal Augmentation Raw'.R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6:'Temporal Augmentation Raw'.L40 'Temporal Augmentation Raw'.L34:'Temporal Augmentation Raw'.L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5:'Temporal Augmentation Raw'.L3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4:'Temporal Augmentation Raw'.M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4:'Temporal Augmentation Raw'.N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4:'Temporal Augmentation Raw'.O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4:'Temporal Augmentation Raw'.P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34:'Temporal Augmentation Raw'.Q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34:'Temporal Augmentation Raw'.R4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6:'Temporal Augmentation Raw'.L50 'Temporal Augmentation Raw'.L44:'Temporal Augmentation Raw'.L4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5:'Temporal Augmentation Raw'.L4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44:'Temporal Augmentation Raw'.M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44:'Temporal Augmentation Raw'.N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44:'Temporal Augmentation Raw'.O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44:'Temporal Augmentation Raw'.P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44:'Temporal Augmentation Raw'.Q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44:'Temporal Augmentation Raw'.R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6:'Temporal Augmentation Raw'.L20 'Temporal Augmentation Raw'.L14:'Temporal Augmentation Raw'.L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5:'Temporal Augmentation Raw'.L1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4:'Temporal Augmentation Raw'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4:'Temporal Augmentation Raw'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4:'Temporal Augmentation Raw'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4:'Temporal Augmentation Raw'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4:'Temporal Augmentation Raw'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4:'Temporal Augmentation Raw'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Transform Raw" table:style-name="ta1">
        <table:table-column table:style-name="co7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6"/>
          <table:table-cell table:formula="of:=AVERAGE([.B7:.F7])" office:value-type="string" office:string-value="" calcext:value-type="error">
            <text:p>#DIV/0!</text:p>
          </table:table-cell>
          <table:table-cell table:formula="of:=STDEV([.B7:.F7])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style-name="ce159"/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1"/>
          <table:table-cell table:style-name="ce229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</table:table-row>
        <table:table-row table:style-name="ro1">
          <table:table-cell table:number-columns-repeated="11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</table:table-row>
        <table:table-row table:style-name="ro1">
          <table:table-cell table:number-columns-repeated="11"/>
          <table:table-cell table:style-name="ce229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</table:table-row>
        <table:table-row table:style-name="ro1" table:number-rows-repeated="3">
          <table:table-cell table:number-columns-repeated="8"/>
          <table:table-cell table:style-name="ce164" table:number-columns-repeated="2"/>
          <table:table-cell/>
          <table:table-cell table:style-name="ce229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</table:table-row>
        <table:table-row table:style-name="ro1">
          <table:table-cell table:number-columns-repeated="8"/>
          <table:table-cell table:style-name="ce164" table:number-columns-repeated="2"/>
          <table:table-cell/>
          <table:table-cell table:style-name="ce229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</table:table-row>
        <calcext:conditional-formats>
          <calcext:conditional-format calcext:target-range-address="'Spatial Transform Raw'.L14:'Spatial Transform Raw'.L18 'Spatial Transform Raw'.L12:'Spatial Transform Raw'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L13:'Spatial Transform Raw'.L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12:'Spatial Transform Raw'.M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12:'Spatial Transform Raw'.N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12:'Spatial Transform Raw'.O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12:'Spatial Transform Raw'.P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12:'Spatial Transform Raw'.Q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12:'Spatial Transform Raw'.R1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+ Temporal Augmentation Raw" table:style-name="ta1">
        <table:table-column table:style-name="co7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table:number-columns-repeated="6"/>
          <table:table-cell table:formula="of:=AVERAGE([.B2:.F2])" office:value-type="string" office:string-value="" calcext:value-type="error">
            <text:p>#DIV/0!</text:p>
          </table:table-cell>
          <table:table-cell table:formula="of:=STDEV([.B2:.F2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inear SVM</text:p>
          </table:table-cell>
          <table:table-cell table:number-columns-repeated="6"/>
          <table:table-cell table:formula="of:=AVERAGE([.B3:.F3])" office:value-type="string" office:string-value="" calcext:value-type="error">
            <text:p>#DIV/0!</text:p>
          </table:table-cell>
          <table:table-cell table:formula="of:=STDEV([.B3:.F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number-columns-repeated="6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STM+Fully Connected</text:p>
          </table:table-cell>
          <table:table-cell table:number-columns-repeated="6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LSTM+Attention</text:p>
          </table:table-cell>
          <table:table-cell table:number-columns-repeated="6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6"/>
          <table:table-cell table:formula="of:=AVERAGE([.B7:.F7])" office:value-type="string" office:string-value="" calcext:value-type="error">
            <text:p>#DIV/0!</text:p>
          </table:table-cell>
          <table:table-cell table:formula="of:=STDEV([.B7:.F7])" office:value-type="string" office:string-value="" calcext:value-type="error">
            <text:p>#DIV/0!</text:p>
          </table:table-cell>
        </table:table-row>
      </table:table>
      <table:table table:name="BCI IV 2A Single Subject" table:style-name="ta1">
        <table:table-column table:style-name="co9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71527782" calcext:value-type="float">
            <text:p>0.71527782</text:p>
          </table:table-cell>
          <table:table-cell office:value-type="float" office:value="0.53819448" calcext:value-type="float">
            <text:p>0.53819448</text:p>
          </table:table-cell>
          <table:table-cell office:value-type="float" office:value="0.7881945" calcext:value-type="float">
            <text:p>0.7881945</text:p>
          </table:table-cell>
          <table:table-cell office:value-type="float" office:value="0.43000004" calcext:value-type="float">
            <text:p>0.43000004</text:p>
          </table:table-cell>
          <table:table-cell office:value-type="float" office:value="0.76388895" calcext:value-type="float">
            <text:p>0.76388895</text:p>
          </table:table-cell>
          <table:table-cell office:value-type="float" office:value="0.47569448" calcext:value-type="float">
            <text:p>0.47569448</text:p>
          </table:table-cell>
          <table:table-cell office:value-type="float" office:value="0.83333338" calcext:value-type="float">
            <text:p>0.83333338</text:p>
          </table:table-cell>
          <table:table-cell office:value-type="float" office:value="0.78472226" calcext:value-type="float">
            <text:p>0.78472226</text:p>
          </table:table-cell>
          <table:table-cell office:value-type="float" office:value="0.77777785" calcext:value-type="float">
            <text:p>0.77777785</text:p>
          </table:table-cell>
          <table:table-cell/>
          <table:table-cell table:formula="of:=AVERAGE([.B2:.J2])" office:value-type="float" office:value="0.678564862222222" calcext:value-type="float">
            <text:p>0.678564862222222</text:p>
          </table:table-cell>
          <table:table-cell table:formula="of:=STDEV([.B2:.J2])" office:value-type="float" office:value="0.153442705056167" calcext:value-type="float">
            <text:p>0.153442705056167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58339" calcext:value-type="float">
            <text:p>0.73958339</text:p>
          </table:table-cell>
          <table:table-cell office:value-type="float" office:value="0.55208335" calcext:value-type="float">
            <text:p>0.55208335</text:p>
          </table:table-cell>
          <table:table-cell office:value-type="float" office:value="0.75347229" calcext:value-type="float">
            <text:p>0.75347229</text:p>
          </table:table-cell>
          <table:table-cell office:value-type="float" office:value="0.53125005" calcext:value-type="float">
            <text:p>0.53125005</text:p>
          </table:table-cell>
          <table:table-cell office:value-type="float" office:value="0.84027784" calcext:value-type="float">
            <text:p>0.84027784</text:p>
          </table:table-cell>
          <table:table-cell office:value-type="float" office:value="0.56944449" calcext:value-type="float">
            <text:p>0.56944449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7256945" calcext:value-type="float">
            <text:p>0.7256945</text:p>
          </table:table-cell>
          <table:table-cell/>
          <table:table-cell table:formula="of:=AVERAGE([.B3:.J3])" office:value-type="float" office:value="0.695987706666667" calcext:value-type="float">
            <text:p>0.695987706666667</text:p>
          </table:table-cell>
          <table:table-cell table:formula="of:=STDEV([.B3:.J3])" office:value-type="float" office:value="0.114742522996076" calcext:value-type="float">
            <text:p>0.114742522996076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10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 + Attention CNN</text:p>
          </table:table-cell>
          <table:table-cell office:value-type="float" office:value="0.69791672" calcext:value-type="float">
            <text:p>0.69791672</text:p>
          </table:table-cell>
          <table:table-cell office:value-type="float" office:value="0.55902783" calcext:value-type="float">
            <text:p>0.55902783</text:p>
          </table:table-cell>
          <table:table-cell office:value-type="float" office:value="0.75000004" calcext:value-type="float">
            <text:p>0.75000004</text:p>
          </table:table-cell>
          <table:table-cell office:value-type="float" office:value="0.45486114" calcext:value-type="float">
            <text:p>0.45486114</text:p>
          </table:table-cell>
          <table:table-cell office:value-type="float" office:value="0.88541672" calcext:value-type="float">
            <text:p>0.88541672</text:p>
          </table:table-cell>
          <table:table-cell office:value-type="float" office:value="0.6180556" calcext:value-type="float">
            <text:p>0.6180556</text:p>
          </table:table-cell>
          <table:table-cell office:value-type="float" office:value="0.78125007" calcext:value-type="float">
            <text:p>0.78125007</text:p>
          </table:table-cell>
          <table:table-cell office:value-type="float" office:value="0.80902783" calcext:value-type="float">
            <text:p>0.80902783</text:p>
          </table:table-cell>
          <table:table-cell office:value-type="float" office:value="0.77430561" calcext:value-type="float">
            <text:p>0.77430561</text:p>
          </table:table-cell>
          <table:table-cell/>
          <table:table-cell table:formula="of:=AVERAGE([.B5:.J5])" office:value-type="float" office:value="0.703317951111111" calcext:value-type="float">
            <text:p>0.703317951111111</text:p>
          </table:table-cell>
          <table:table-cell table:formula="of:=STDEV([.B5:.J5])" office:value-type="float" office:value="0.135773565298023" calcext:value-type="float">
            <text:p>0.13577356529802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BCSP – more Filters</text:p>
          </table:table-cell>
          <table:table-cell office:value-type="float" office:value="0.60416671" calcext:value-type="float">
            <text:p>0.60416671</text:p>
          </table:table-cell>
          <table:table-cell office:value-type="float" office:value="0.42361114" calcext:value-type="float">
            <text:p>0.42361114</text:p>
          </table:table-cell>
          <table:table-cell office:value-type="float" office:value="0.72569449" calcext:value-type="float">
            <text:p>0.72569449</text:p>
          </table:table-cell>
          <table:table-cell office:value-type="float" office:value="0.48611115" calcext:value-type="float">
            <text:p>0.48611115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46527782" calcext:value-type="float">
            <text:p>0.46527782</text:p>
          </table:table-cell>
          <table:table-cell office:value-type="float" office:value="0.77430559" calcext:value-type="float">
            <text:p>0.77430559</text:p>
          </table:table-cell>
          <table:table-cell office:value-type="float" office:value="0.69444449" calcext:value-type="float">
            <text:p>0.69444449</text:p>
          </table:table-cell>
          <table:table-cell office:value-type="float" office:value="0.78472227" calcext:value-type="float">
            <text:p>0.78472227</text:p>
          </table:table-cell>
          <table:table-cell/>
          <table:table-cell table:formula="of:=AVERAGE([.B9:.J9])" office:value-type="float" office:value="0.640432141111111" calcext:value-type="float">
            <text:p>0.640432141111111</text:p>
          </table:table-cell>
          <table:table-cell table:formula="of:=STDEV([.B9:.J9])" office:value-type="float" office:value="0.149589035393028" calcext:value-type="float">
            <text:p>0.149589035393028</text:p>
          </table:table-cell>
        </table:table-row>
        <table:table-row table:style-name="ro1">
          <table:table-cell table:style-name="ce159" office:value-type="string" calcext:value-type="string">
            <text:p>FBCSP – EWMA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381945" calcext:value-type="float">
            <text:p>0.5381945</text:p>
          </table:table-cell>
          <table:table-cell office:value-type="float" office:value="0.81250006" calcext:value-type="float">
            <text:p>0.81250006</text:p>
          </table:table-cell>
          <table:table-cell office:value-type="float" office:value="0.56250005" calcext:value-type="float">
            <text:p>0.56250005</text:p>
          </table:table-cell>
          <table:table-cell office:value-type="float" office:value="0.63888895" calcext:value-type="float">
            <text:p>0.63888895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4375003" calcext:value-type="float">
            <text:p>0.84375003</text:p>
          </table:table-cell>
          <table:table-cell office:value-type="float" office:value="0.87847226" calcext:value-type="float">
            <text:p>0.87847226</text:p>
          </table:table-cell>
          <table:table-cell office:value-type="float" office:value="0.79513895" calcext:value-type="float">
            <text:p>0.79513895</text:p>
          </table:table-cell>
          <table:table-cell/>
          <table:table-cell table:formula="of:=AVERAGE([.B10:.J10])" office:value-type="float" office:value="0.709490791111111" calcext:value-type="float">
            <text:p>0.709490791111111</text:p>
          </table:table-cell>
          <table:table-cell table:formula="of:=STDEV([.B10:.J10])" office:value-type="float" office:value="0.126462314000897" calcext:value-type="float">
            <text:p>0.126462314000897</text:p>
          </table:table-cell>
        </table:table-row>
        <table:table-row table:style-name="ro1">
          <table:table-cell table:style-name="ce159" office:value-type="string" calcext:value-type="string">
            <text:p>Attention LSTM – EWMA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56250002" calcext:value-type="float">
            <text:p>0.56250002</text:p>
          </table:table-cell>
          <table:table-cell office:value-type="float" office:value="0.76736118" calcext:value-type="float">
            <text:p>0.76736118</text:p>
          </table:table-cell>
          <table:table-cell office:value-type="float" office:value="0.51388893" calcext:value-type="float">
            <text:p>0.51388893</text:p>
          </table:table-cell>
          <table:table-cell office:value-type="float" office:value="0.89930563" calcext:value-type="float">
            <text:p>0.89930563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506945" calcext:value-type="float">
            <text:p>0.8506945</text:p>
          </table:table-cell>
          <table:table-cell office:value-type="float" office:value="0.85763894" calcext:value-type="float">
            <text:p>0.85763894</text:p>
          </table:table-cell>
          <table:table-cell office:value-type="float" office:value="0.77083339" calcext:value-type="float">
            <text:p>0.77083339</text:p>
          </table:table-cell>
          <table:table-cell/>
          <table:table-cell table:formula="of:=AVERAGE([.B11:.J11])" office:value-type="float" office:value="0.732638942222222" calcext:value-type="float">
            <text:p>0.732638942222222</text:p>
          </table:table-cell>
          <table:table-cell table:formula="of:=STDEV([.B11:.J11])" office:value-type="float" office:value="0.13628196960773" calcext:value-type="float">
            <text:p>0.13628196960773</text:p>
          </table:table-cell>
        </table:table-row>
        <table:table-row table:style-name="ro1">
          <table:table-cell table:style-name="ce159" office:value-type="string" calcext:value-type="string">
            <text:p>SCNN – EWMA</text:p>
          </table:table-cell>
          <table:table-cell office:value-type="float" office:value="0.74666672" calcext:value-type="float">
            <text:p>0.74666672</text:p>
          </table:table-cell>
          <table:table-cell office:value-type="float" office:value="0.61111115" calcext:value-type="float">
            <text:p>0.61111115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5208337" calcext:value-type="float">
            <text:p>0.55208337</text:p>
          </table:table-cell>
          <table:table-cell office:value-type="float" office:value="0.8680556" calcext:value-type="float">
            <text:p>0.8680556</text:p>
          </table:table-cell>
          <table:table-cell office:value-type="float" office:value="0.67361116" calcext:value-type="float">
            <text:p>0.67361116</text:p>
          </table:table-cell>
          <table:table-cell office:value-type="float" office:value="0.82986118" calcext:value-type="float">
            <text:p>0.82986118</text:p>
          </table:table-cell>
          <table:table-cell office:value-type="float" office:value="0.84027783" calcext:value-type="float">
            <text:p>0.84027783</text:p>
          </table:table-cell>
          <table:table-cell office:value-type="float" office:value="0.72569449" calcext:value-type="float">
            <text:p>0.72569449</text:p>
          </table:table-cell>
          <table:table-cell/>
          <table:table-cell table:formula="of:=AVERAGE([.B12:.J12])" office:value-type="float" office:value="0.72648153" calcext:value-type="float">
            <text:p>0.72648153</text:p>
          </table:table-cell>
          <table:table-cell table:formula="of:=STDEV([.B12:.J12])" office:value-type="float" office:value="0.107161942238073" calcext:value-type="float">
            <text:p>0.107161942238073</text:p>
          </table:table-cell>
        </table:table-row>
      </table:table>
      <table:table table:name="BCI IV 2A Single Subject Normal Cropping" table:style-name="ta1">
        <table:table-column table:style-name="co9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9"/>
          <table:table-cell table:formula="of:=AVERAGE([.B3:.J3])" office:value-type="string" office:string-value="" calcext:value-type="error">
            <text:p>#DIV/0!</text:p>
          </table:table-cell>
          <table:table-cell table:formula="of:=STDEV([.B3:.J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9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690972222222222" calcext:value-type="float">
            <text:p>0.690972222222222</text:p>
          </table:table-cell>
          <table:table-cell office:value-type="float" office:value="0.409722222222222" calcext:value-type="float">
            <text:p>0.409722222222222</text:p>
          </table:table-cell>
          <table:table-cell office:value-type="float" office:value="0.673611111111111" calcext:value-type="float">
            <text:p>0.673611111111111</text:p>
          </table:table-cell>
          <table:table-cell office:value-type="float" office:value="0.493055555555556" calcext:value-type="float">
            <text:p>0.493055555555556</text:p>
          </table:table-cell>
          <table:table-cell office:value-type="float" office:value="0.753472222222222" calcext:value-type="float">
            <text:p>0.753472222222222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.746527777777778" calcext:value-type="float">
            <text:p>0.746527777777778</text:p>
          </table:table-cell>
          <table:table-cell office:value-type="float" office:value="0.541666666666667" calcext:value-type="float">
            <text:p>0.541666666666667</text:p>
          </table:table-cell>
          <table:table-cell table:formula="of:=AVERAGE([.B5:.J5])" office:value-type="float" office:value="0.603395061728395" calcext:value-type="float">
            <text:p>0.603395061728395</text:p>
          </table:table-cell>
          <table:table-cell table:formula="of:=STDEV([.B5:.J5])" office:value-type="float" office:value="0.136235259267294" calcext:value-type="float">
            <text:p>0.136235259267294</text:p>
          </table:table-cell>
        </table:table-row>
      </table:table>
      <table:table table:name="BCI IV 2A Single Subject Uniform Cropping" table:style-name="ta1">
        <table:table-column table:style-name="co9" table:default-cell-style-name="Default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9"/>
          <table:table-cell table:formula="of:=AVERAGE([.B3:.J3])" office:value-type="string" office:string-value="" calcext:value-type="error">
            <text:p>#DIV/0!</text:p>
          </table:table-cell>
          <table:table-cell table:formula="of:=STDEV([.B3:.J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9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52083333333333" calcext:value-type="float">
            <text:p>0.552083333333333</text:p>
          </table:table-cell>
          <table:table-cell office:value-type="float" office:value="0.795138888888889" calcext:value-type="float">
            <text:p>0.795138888888889</text:p>
          </table:table-cell>
          <table:table-cell office:value-type="float" office:value="0.423611111111111" calcext:value-type="float">
            <text:p>0.423611111111111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0.461805555555556" calcext:value-type="float">
            <text:p>0.461805555555556</text:p>
          </table:table-cell>
          <table:table-cell office:value-type="float" office:value="0.857638888888889" calcext:value-type="float">
            <text:p>0.85763888888888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39583333333333" calcext:value-type="float">
            <text:p>0.739583333333333</text:p>
          </table:table-cell>
          <table:table-cell table:formula="of:=AVERAGE([.B5:.J5])" office:value-type="float" office:value="0.665895061728395" calcext:value-type="float">
            <text:p>0.665895061728395</text:p>
          </table:table-cell>
          <table:table-cell table:formula="of:=STDEV([.B5:.J5])" office:value-type="float" office:value="0.171750250899336" calcext:value-type="float">
            <text:p>0.171750250899336</text:p>
          </table:table-cell>
        </table:table-row>
      </table:table>
      <table:table table:name="Dataset" table:style-name="ta1">
        <table:table-column table:style-name="co10" table:default-cell-style-name="ce22"/>
        <table:table-column table:style-name="co11" table:default-cell-style-name="ce23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3" table:default-cell-style-name="Default"/>
        <table:table-column table:style-name="co16" table:default-cell-style-name="Default"/>
        <table:table-column table:style-name="co15" table:default-cell-style-name="ce22"/>
        <table:table-column table:style-name="co3" table:default-cell-style-name="ce23"/>
        <table:table-column table:style-name="co3" table:number-columns-repeated="2" table:default-cell-style-name="ce22"/>
        <table:table-column table:style-name="co3" table:number-columns-repeated="4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row table:style-name="ro2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style-name="Default" table:number-columns-repeated="3"/>
          <table:table-cell table:number-columns-repeated="7"/>
        </table:table-row>
        <table:table-row table:style-name="ro3"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59" office:value-type="string" calcext:value-type="string">
            <text:p>Age 4_5</text:p>
          </table:table-cell>
          <table:table-cell table:style-name="ce159" office:value-type="string" calcext:value-type="string">
            <text:p>Age 6_7</text:p>
          </table:table-cell>
          <table:table-cell table:style-name="ce159" office:value-type="string" calcext:value-type="string">
            <text:p>Age 8_9</text:p>
          </table:table-cell>
          <table:table-cell table:style-name="ce159" office:value-type="string" calcext:value-type="string">
            <text:p>Age 10_11</text:p>
          </table:table-cell>
          <table:table-cell table:style-name="ce159" office:value-type="string" calcext:value-type="string">
            <text:p>Age 12_13</text:p>
          </table:table-cell>
          <table:table-cell table:style-name="ce159" office:value-type="string" calcext:value-type="string">
            <text:p>Age 14_15</text:p>
          </table:table-cell>
          <table:table-cell table:style-name="ce159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3</text:p>
          </table:table-cell>
          <table:table-cell office:value-type="float" office:value="4.41729581331503" calcext:value-type="float">
            <text:p>4.42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Whole Dataset</text:p>
          </table:table-cell>
          <table:table-cell table:style-name="ce253" table:formula="of:=COUNTIFS([.B2:.B96];&quot;&gt;=4&quot;;[.B2:.B96]; &quot;&lt;6&quot;)" office:value-type="float" office:value="15" calcext:value-type="float">
            <text:p>15</text:p>
          </table:table-cell>
          <table:table-cell table:style-name="ce253" table:formula="of:=COUNTIFS([.B2:.B96];&quot;&gt;=6&quot;;[.B2:.B96]; &quot;&lt;8&quot;)" office:value-type="float" office:value="14" calcext:value-type="float">
            <text:p>14</text:p>
          </table:table-cell>
          <table:table-cell table:style-name="ce253" table:formula="of:=COUNTIFS([.B2:.B96];&quot;&gt;=8&quot;;[.B2:.B96]; &quot;&lt;10&quot;)" office:value-type="float" office:value="13" calcext:value-type="float">
            <text:p>13</text:p>
          </table:table-cell>
          <table:table-cell table:style-name="ce55" table:formula="of:=COUNTIFS([.B2:.B96];&quot;&gt;=10&quot;;[.B2:.B96]; &quot;&lt;12&quot;)" office:value-type="float" office:value="14" calcext:value-type="float">
            <text:p>14</text:p>
          </table:table-cell>
          <table:table-cell table:style-name="ce62" table:formula="of:=COUNTIFS([.B2:.B96];&quot;&gt;=12&quot;;[.B2:.B96]; &quot;&lt;14&quot;)" office:value-type="float" office:value="16" calcext:value-type="float">
            <text:p>16</text:p>
          </table:table-cell>
          <table:table-cell table:style-name="ce253" table:formula="of:=COUNTIFS([.B2:.B96];&quot;&gt;=14&quot;;[.B2:.B96]; &quot;&lt;16&quot;)" office:value-type="float" office:value="10" calcext:value-type="float">
            <text:p>10</text:p>
          </table:table-cell>
          <table:table-cell table:style-name="ce55" table:formula="of:=COUNTIFS([.B2:.B96];&quot;&gt;=16&quot;;[.B2:.B96]; &quot;&lt;19&quot;)" office:value-type="float" office:value="13" calcext:value-type="float">
            <text:p>13</text:p>
          </table:table-cell>
          <table:table-cell table:style-name="ce164" table:formula="of:=SUM([.I3:.O3])" office:value-type="float" office:value="95" calcext:value-type="float">
            <text:p>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1 </text:p>
          </table:table-cell>
          <table:table-cell office:value-type="float" office:value="4.46671242278655" calcext:value-type="float">
            <text:p>4.47 </text:p>
          </table:table-cell>
          <table:table-cell office:value-type="string" calcext:value-type="string">
            <text:p>F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est Set</text:p>
          </table:table-cell>
          <table:table-cell table:style-name="ce254" table:formula="of:=COUNTIFS([.J19:.J27];&quot;&gt;=4&quot;;[.J19:.J27]; &quot;&lt;6&quot;)" office:value-type="float" office:value="2" calcext:value-type="float">
            <text:p>2</text:p>
          </table:table-cell>
          <table:table-cell table:style-name="ce254" table:formula="of:=COUNTIFS([.J19:.J27];&quot;&gt;=6&quot;;[.J19:.J27]; &quot;&lt;8&quot;)" office:value-type="float" office:value="1" calcext:value-type="float">
            <text:p>1</text:p>
          </table:table-cell>
          <table:table-cell table:style-name="ce254" table:formula="of:=COUNTIFS([.J19:.J27];&quot;&gt;=8&quot;;[.J19:.J27]; &quot;&lt;10&quot;)" office:value-type="float" office:value="1" calcext:value-type="float">
            <text:p>1</text:p>
          </table:table-cell>
          <table:table-cell table:style-name="ce254" table:formula="of:=COUNTIFS([.J19:.J27];&quot;&gt;=10&quot;;[.J19:.J27]; &quot;&lt;12&quot;)" office:value-type="float" office:value="1" calcext:value-type="float">
            <text:p>1</text:p>
          </table:table-cell>
          <table:table-cell table:style-name="ce254" table:formula="of:=COUNTIFS([.J19:.J27];&quot;&gt;=12&quot;;[.J19:.J27]; &quot;&lt;14&quot;)" office:value-type="float" office:value="2" calcext:value-type="float">
            <text:p>2</text:p>
          </table:table-cell>
          <table:table-cell table:style-name="ce254" table:formula="of:=COUNTIFS([.J19:.J27];&quot;&gt;=14&quot;;[.J19:.J27]; &quot;&lt;16&quot;)" office:value-type="float" office:value="1" calcext:value-type="float">
            <text:p>1</text:p>
          </table:table-cell>
          <table:table-cell table:style-name="ce254" table:formula="of:=COUNTIFS([.J19:.J27];&quot;&gt;=16&quot;;[.J19:.J27]; &quot;&lt;19&quot;)" office:value-type="float" office:value="1" calcext:value-type="float">
            <text:p>1</text:p>
          </table:table-cell>
          <table:table-cell table:style-name="ce164" table:formula="of:=SUM([.I4:.O4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Fold 1</text:p>
          </table:table-cell>
          <table:table-cell table:style-name="ce254" table:formula="of:=COUNTIFS([.J32:.J40];&quot;&gt;=4&quot;;[.J32:.J40]; &quot;&lt;6&quot;)" office:value-type="float" office:value="1" calcext:value-type="float">
            <text:p>1</text:p>
          </table:table-cell>
          <table:table-cell table:style-name="ce254" table:formula="of:=COUNTIFS([.J32:.J40];&quot;&gt;=6&quot;;[.J32:.J40]; &quot;&lt;8&quot;)" office:value-type="float" office:value="1" calcext:value-type="float">
            <text:p>1</text:p>
          </table:table-cell>
          <table:table-cell table:style-name="ce254" table:formula="of:=COUNTIFS([.J32:.J40];&quot;&gt;=8&quot;;[.J32:.J40]; &quot;&lt;10&quot;)" office:value-type="float" office:value="1" calcext:value-type="float">
            <text:p>1</text:p>
          </table:table-cell>
          <table:table-cell table:style-name="ce254" table:formula="of:=COUNTIFS([.J32:.J40];&quot;&gt;=10&quot;;[.J32:.J40]; &quot;&lt;12&quot;)" office:value-type="float" office:value="2" calcext:value-type="float">
            <text:p>2</text:p>
          </table:table-cell>
          <table:table-cell table:style-name="ce254" table:formula="of:=COUNTIFS([.J32:.J40];&quot;&gt;=12&quot;;[.J32:.J40]; &quot;&lt;14&quot;)" office:value-type="float" office:value="1" calcext:value-type="float">
            <text:p>1</text:p>
          </table:table-cell>
          <table:table-cell table:style-name="ce254" table:formula="of:=COUNTIFS([.J32:.J40];&quot;&gt;=14&quot;;[.J32:.J40]; &quot;&lt;16&quot;)" office:value-type="float" office:value="0" calcext:value-type="float">
            <text:p>0</text:p>
          </table:table-cell>
          <table:table-cell table:style-name="ce254" table:formula="of:=COUNTIFS([.J32:.J40];&quot;&gt;=16&quot;;[.J32:.J40]; &quot;&lt;19&quot;)" office:value-type="float" office:value="3" calcext:value-type="float">
            <text:p>3</text:p>
          </table:table-cell>
          <table:table-cell table:style-name="ce164" table:formula="of:=SUM([.I5:.O5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2*4.9yrsold</text:p>
          </table:table-cell>
          <table:table-cell office:value-type="float" office:value="4.84008236101579" calcext:value-type="float">
            <text:p>4.8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2</text:p>
          </table:table-cell>
          <table:table-cell table:style-name="ce254" table:formula="of:=COUNTIFS([.J45:.J53];&quot;&gt;=4&quot;;[.J45:.J53]; &quot;&lt;6&quot;)" office:value-type="float" office:value="0" calcext:value-type="float">
            <text:p>0</text:p>
          </table:table-cell>
          <table:table-cell table:style-name="ce254" table:formula="of:=COUNTIFS([.J45:.J53];&quot;&gt;=6&quot;;[.J45:.J53]; &quot;&lt;8&quot;)" office:value-type="float" office:value="2" calcext:value-type="float">
            <text:p>2</text:p>
          </table:table-cell>
          <table:table-cell table:style-name="ce254" table:formula="of:=COUNTIFS([.J45:.J53];&quot;&gt;=8&quot;;[.J45:.J53]; &quot;&lt;10&quot;)" office:value-type="float" office:value="3" calcext:value-type="float">
            <text:p>3</text:p>
          </table:table-cell>
          <table:table-cell table:style-name="ce254" table:formula="of:=COUNTIFS([.J45:.J53];&quot;&gt;=10&quot;;[.J45:.J53]; &quot;&lt;12&quot;)" office:value-type="float" office:value="2" calcext:value-type="float">
            <text:p>2</text:p>
          </table:table-cell>
          <table:table-cell table:style-name="ce254" table:formula="of:=COUNTIFS([.J45:.J53];&quot;&gt;=12&quot;;[.J45:.J53]; &quot;&lt;14&quot;)" office:value-type="float" office:value="0" calcext:value-type="float">
            <text:p>0</text:p>
          </table:table-cell>
          <table:table-cell table:style-name="ce254" table:formula="of:=COUNTIFS([.J45:.J53];&quot;&gt;=14&quot;;[.J45:.J53]; &quot;&lt;16&quot;)" office:value-type="float" office:value="1" calcext:value-type="float">
            <text:p>1</text:p>
          </table:table-cell>
          <table:table-cell table:style-name="ce254" table:formula="of:=COUNTIFS([.J45:.J53];&quot;&gt;=16&quot;;[.J45:.J53]; &quot;&lt;19&quot;)" office:value-type="float" office:value="1" calcext:value-type="float">
            <text:p>1</text:p>
          </table:table-cell>
          <table:table-cell table:style-name="ce164" table:formula="of:=SUM([.I6:.O6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3</text:p>
          </table:table-cell>
          <table:table-cell table:style-name="ce254" table:formula="of:=COUNTIFS([.J58:.J66];&quot;&gt;=4&quot;;[.J58:.J66]; &quot;&lt;6&quot;)" office:value-type="float" office:value="1" calcext:value-type="float">
            <text:p>1</text:p>
          </table:table-cell>
          <table:table-cell table:style-name="ce254" table:formula="of:=COUNTIFS([.J58:.J66];&quot;&gt;=6&quot;;[.J58:.J66]; &quot;&lt;8&quot;)" office:value-type="float" office:value="1" calcext:value-type="float">
            <text:p>1</text:p>
          </table:table-cell>
          <table:table-cell table:style-name="ce254" table:formula="of:=COUNTIFS([.J58:.J66];&quot;&gt;=8&quot;;[.J58:.J66]; &quot;&lt;10&quot;)" office:value-type="float" office:value="0" calcext:value-type="float">
            <text:p>0</text:p>
          </table:table-cell>
          <table:table-cell table:style-name="ce254" table:formula="of:=COUNTIFS([.J58:.J66];&quot;&gt;=10&quot;;[.J58:.J66]; &quot;&lt;12&quot;)" office:value-type="float" office:value="1" calcext:value-type="float">
            <text:p>1</text:p>
          </table:table-cell>
          <table:table-cell table:style-name="ce254" table:formula="of:=COUNTIFS([.J58:.J66];&quot;&gt;=12&quot;;[.J58:.J66]; &quot;&lt;14&quot;)" office:value-type="float" office:value="3" calcext:value-type="float">
            <text:p>3</text:p>
          </table:table-cell>
          <table:table-cell table:style-name="ce254" table:formula="of:=COUNTIFS([.J58:.J66];&quot;&gt;=14&quot;;[.J58:.J66]; &quot;&lt;16&quot;)" office:value-type="float" office:value="0" calcext:value-type="float">
            <text:p>0</text:p>
          </table:table-cell>
          <table:table-cell table:style-name="ce254" table:formula="of:=COUNTIFS([.J58:.J66];&quot;&gt;=16&quot;;[.J58:.J66]; &quot;&lt;19&quot;)" office:value-type="float" office:value="3" calcext:value-type="float">
            <text:p>3</text:p>
          </table:table-cell>
          <table:table-cell table:style-name="ce164" table:formula="of:=SUM([.I7:.O7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38</text:p>
          </table:table-cell>
          <table:table-cell office:value-type="float" office:value="6.08098833218943" calcext:value-type="float">
            <text:p>6.0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8" office:value-type="string" calcext:value-type="string">
            <text:p>Fold 4</text:p>
          </table:table-cell>
          <table:table-cell table:style-name="ce254" table:formula="of:=COUNTIFS([.J71:.J78];&quot;&gt;=4&quot;;[.J71:.J78]; &quot;&lt;6&quot;)" office:value-type="float" office:value="3" calcext:value-type="float">
            <text:p>3</text:p>
          </table:table-cell>
          <table:table-cell table:style-name="ce254" table:formula="of:=COUNTIFS([.J71:.J78];&quot;&gt;=6&quot;;[.J71:.J78]; &quot;&lt;8&quot;)" office:value-type="float" office:value="0" calcext:value-type="float">
            <text:p>0</text:p>
          </table:table-cell>
          <table:table-cell table:style-name="ce254" table:formula="of:=COUNTIFS([.J71:.J78];&quot;&gt;=8&quot;;[.J71:.J78]; &quot;&lt;10&quot;)" office:value-type="float" office:value="1" calcext:value-type="float">
            <text:p>1</text:p>
          </table:table-cell>
          <table:table-cell table:style-name="ce254" table:formula="of:=COUNTIFS([.J71:.J78];&quot;&gt;=10&quot;;[.J71:.J78]; &quot;&lt;12&quot;)" office:value-type="float" office:value="1" calcext:value-type="float">
            <text:p>1</text:p>
          </table:table-cell>
          <table:table-cell table:style-name="ce254" table:formula="of:=COUNTIFS([.J71:.J78];&quot;&gt;=12&quot;;[.J71:.J78]; &quot;&lt;14&quot;)" office:value-type="float" office:value="1" calcext:value-type="float">
            <text:p>1</text:p>
          </table:table-cell>
          <table:table-cell table:style-name="ce254" table:formula="of:=COUNTIFS([.J71:.J78];&quot;&gt;=14&quot;;[.J71:.J78]; &quot;&lt;16&quot;)" office:value-type="float" office:value="2" calcext:value-type="float">
            <text:p>2</text:p>
          </table:table-cell>
          <table:table-cell table:style-name="ce254" table:formula="of:=COUNTIFS([.J71:.J78];&quot;&gt;=16&quot;;[.J71:.J78]; &quot;&lt;19&quot;)" office:value-type="float" office:value="0" calcext:value-type="float">
            <text:p>0</text:p>
          </table:table-cell>
          <table:table-cell table:style-name="ce164" table:formula="of:=SUM([.I8:.O8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48" office:value-type="string" calcext:value-type="string">
            <text:p>Fold 5</text:p>
          </table:table-cell>
          <table:table-cell table:style-name="ce254" table:formula="of:=COUNTIFS([.J83:.J90];&quot;&gt;=4&quot;;[.J83:.J90]; &quot;&lt;6&quot;)" office:value-type="float" office:value="0" calcext:value-type="float">
            <text:p>0</text:p>
          </table:table-cell>
          <table:table-cell table:style-name="ce254" table:formula="of:=COUNTIFS([.J83:.J90];&quot;&gt;=6&quot;;[.J83:.J90]; &quot;&lt;8&quot;)" office:value-type="float" office:value="1" calcext:value-type="float">
            <text:p>1</text:p>
          </table:table-cell>
          <table:table-cell table:style-name="ce254" table:formula="of:=COUNTIFS([.J83:.J90];&quot;&gt;=8&quot;;[.J83:.J90]; &quot;&lt;10&quot;)" office:value-type="float" office:value="0" calcext:value-type="float">
            <text:p>0</text:p>
          </table:table-cell>
          <table:table-cell table:style-name="ce254" table:formula="of:=COUNTIFS([.J83:.J90];&quot;&gt;=10&quot;;[.J83:.J90]; &quot;&lt;12&quot;)" office:value-type="float" office:value="2" calcext:value-type="float">
            <text:p>2</text:p>
          </table:table-cell>
          <table:table-cell table:style-name="ce254" table:formula="of:=COUNTIFS([.J83:.J90];&quot;&gt;=12&quot;;[.J83:.J90]; &quot;&lt;14&quot;)" office:value-type="float" office:value="1" calcext:value-type="float">
            <text:p>1</text:p>
          </table:table-cell>
          <table:table-cell table:style-name="ce254" table:formula="of:=COUNTIFS([.J83:.J90];&quot;&gt;=14&quot;;[.J83:.J90]; &quot;&lt;16&quot;)" office:value-type="float" office:value="1" calcext:value-type="float">
            <text:p>1</text:p>
          </table:table-cell>
          <table:table-cell table:style-name="ce254" table:formula="of:=COUNTIFS([.J83:.J90];&quot;&gt;=16&quot;;[.J83:.J90]; &quot;&lt;19&quot;)" office:value-type="float" office:value="3" calcext:value-type="float">
            <text:p>3</text:p>
          </table:table-cell>
          <table:table-cell table:style-name="ce164" table:formula="of:=SUM([.I9:.O9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0</text:p>
          </table:table-cell>
          <table:table-cell office:value-type="float" office:value="6.41866849691146" calcext:value-type="float">
            <text:p>6.42 </text:p>
          </table:table-cell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Fold 6</text:p>
          </table:table-cell>
          <table:table-cell table:style-name="ce255" table:formula="of:=COUNTIFS([.P32:.P39];&quot;&gt;=4&quot;;[.P32:.P39]; &quot;&lt;6&quot;)" office:value-type="float" office:value="1" calcext:value-type="float">
            <text:p>1</text:p>
          </table:table-cell>
          <table:table-cell table:style-name="ce255" table:formula="of:=COUNTIFS([.P32:.P39];&quot;&gt;=6&quot;;[.P32:.P39]; &quot;&lt;8&quot;)" office:value-type="float" office:value="1" calcext:value-type="float">
            <text:p>1</text:p>
          </table:table-cell>
          <table:table-cell table:style-name="ce255" table:formula="of:=COUNTIFS([.P32:.P39];&quot;&gt;=8&quot;;[.P32:.P39]; &quot;&lt;10&quot;)" office:value-type="float" office:value="1" calcext:value-type="float">
            <text:p>1</text:p>
          </table:table-cell>
          <table:table-cell table:style-name="ce255" table:formula="of:=COUNTIFS([.P32:.P39];&quot;&gt;=10&quot;;[.P32:.P39]; &quot;&lt;12&quot;)" office:value-type="float" office:value="2" calcext:value-type="float">
            <text:p>2</text:p>
          </table:table-cell>
          <table:table-cell table:style-name="ce255" table:formula="of:=COUNTIFS([.P32:.P39];&quot;&gt;=12&quot;;[.P32:.P39]; &quot;&lt;14&quot;)" office:value-type="float" office:value="2" calcext:value-type="float">
            <text:p>2</text:p>
          </table:table-cell>
          <table:table-cell table:style-name="ce255" table:formula="of:=COUNTIFS([.P32:.P39];&quot;&gt;=14&quot;;[.P32:.P39]; &quot;&lt;16&quot;)" office:value-type="float" office:value="1" calcext:value-type="float">
            <text:p>1</text:p>
          </table:table-cell>
          <table:table-cell table:style-name="ce255" table:formula="of:=COUNTIFS([.P32:.P39];&quot;&gt;=16&quot;;[.P32:.P39]; &quot;&lt;19&quot;)" office:value-type="float" office:value="0" calcext:value-type="float">
            <text:p>0</text:p>
          </table:table-cell>
          <table:table-cell table:style-name="ce164" table:formula="of:=SUM([.I10:.O10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old 7</text:p>
          </table:table-cell>
          <table:table-cell table:style-name="ce256" table:formula="of:=COUNTIFS([.P45:.P52];&quot;&gt;=4&quot;;[.P45:.P52]; &quot;&lt;6&quot;)" office:value-type="float" office:value="2" calcext:value-type="float">
            <text:p>2</text:p>
          </table:table-cell>
          <table:table-cell table:style-name="ce256" table:formula="of:=COUNTIFS([.P45:.P52];&quot;&gt;=6&quot;;[.P45:.P52]; &quot;&lt;8&quot;)" office:value-type="float" office:value="1" calcext:value-type="float">
            <text:p>1</text:p>
          </table:table-cell>
          <table:table-cell table:style-name="ce256" table:formula="of:=COUNTIFS([.P45:.P52];&quot;&gt;=8&quot;;[.P45:.P52]; &quot;&lt;10&quot;)" office:value-type="float" office:value="2" calcext:value-type="float">
            <text:p>2</text:p>
          </table:table-cell>
          <table:table-cell table:style-name="ce256" table:formula="of:=COUNTIFS([.P45:.P52];&quot;&gt;=10&quot;;[.P45:.P52]; &quot;&lt;12&quot;)" office:value-type="float" office:value="1" calcext:value-type="float">
            <text:p>1</text:p>
          </table:table-cell>
          <table:table-cell table:style-name="ce256" table:formula="of:=COUNTIFS([.P45:.P52];&quot;&gt;=12&quot;;[.P45:.P52]; &quot;&lt;14&quot;)" office:value-type="float" office:value="1" calcext:value-type="float">
            <text:p>1</text:p>
          </table:table-cell>
          <table:table-cell table:style-name="ce256" table:formula="of:=COUNTIFS([.P45:.P52];&quot;&gt;=14&quot;;[.P45:.P52]; &quot;&lt;16&quot;)" office:value-type="float" office:value="1" calcext:value-type="float">
            <text:p>1</text:p>
          </table:table-cell>
          <table:table-cell table:style-name="ce256" table:formula="of:=COUNTIFS([.P45:.P52];&quot;&gt;=16&quot;;[.P45:.P52]; &quot;&lt;19&quot;)" office:value-type="float" office:value="0" calcext:value-type="float">
            <text:p>0</text:p>
          </table:table-cell>
          <table:table-cell table:style-name="ce164" table:formula="of:=SUM([.I11:.O11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40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F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48" office:value-type="string" calcext:value-type="string">
            <text:p>Fold 8</text:p>
          </table:table-cell>
          <table:table-cell table:style-name="ce257" table:formula="of:=COUNTIFS([.P58:.P65];&quot;&gt;=4&quot;;[.P58:.P65]; &quot;&lt;6&quot;)" office:value-type="float" office:value="0" calcext:value-type="float">
            <text:p>0</text:p>
          </table:table-cell>
          <table:table-cell table:style-name="ce257" table:formula="of:=COUNTIFS([.P58:.P65];&quot;&gt;=6&quot;;[.P58:.P65]; &quot;&lt;8&quot;)" office:value-type="float" office:value="2" calcext:value-type="float">
            <text:p>2</text:p>
          </table:table-cell>
          <table:table-cell table:style-name="ce257" table:formula="of:=COUNTIFS([.P58:.P65];&quot;&gt;=8&quot;;[.P58:.P65]; &quot;&lt;10&quot;)" office:value-type="float" office:value="3" calcext:value-type="float">
            <text:p>3</text:p>
          </table:table-cell>
          <table:table-cell table:style-name="ce257" table:formula="of:=COUNTIFS([.P58:.P65];&quot;&gt;=10&quot;;[.P58:.P65]; &quot;&lt;12&quot;)" office:value-type="float" office:value="1" calcext:value-type="float">
            <text:p>1</text:p>
          </table:table-cell>
          <table:table-cell table:style-name="ce257" table:formula="of:=COUNTIFS([.P58:.P65];&quot;&gt;=12&quot;;[.P58:.P65]; &quot;&lt;14&quot;)" office:value-type="float" office:value="1" calcext:value-type="float">
            <text:p>1</text:p>
          </table:table-cell>
          <table:table-cell table:style-name="ce257" table:formula="of:=COUNTIFS([.P58:.P65];&quot;&gt;=14&quot;;[.P58:.P65]; &quot;&lt;16&quot;)" office:value-type="float" office:value="0" calcext:value-type="float">
            <text:p>0</text:p>
          </table:table-cell>
          <table:table-cell table:style-name="ce257" table:formula="of:=COUNTIFS([.P58:.P65];&quot;&gt;=16&quot;;[.P58:.P65]; &quot;&lt;19&quot;)" office:value-type="float" office:value="1" calcext:value-type="float">
            <text:p>1</text:p>
          </table:table-cell>
          <table:table-cell table:style-name="ce164" table:formula="of:=SUM([.I12:.O12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6</text:p>
          </table:table-cell>
          <table:table-cell office:value-type="float" office:value="7.31640356897735" calcext:value-type="float">
            <text:p>7.32 </text:p>
          </table:table-cell>
          <table:table-cell office:value-type="string" calcext:value-type="string">
            <text:p>F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48" office:value-type="string" calcext:value-type="string">
            <text:p>Fold 9</text:p>
          </table:table-cell>
          <table:table-cell table:style-name="ce72" table:formula="of:=COUNTIFS([.P71:.P78];&quot;&gt;=4&quot;;[.P71:.P78]; &quot;&lt;6&quot;)" office:value-type="float" office:value="3" calcext:value-type="float">
            <text:p>3</text:p>
          </table:table-cell>
          <table:table-cell table:style-name="ce72" table:formula="of:=COUNTIFS([.P71:.P78];&quot;&gt;=6&quot;;[.P71:.P78]; &quot;&lt;8&quot;)" office:value-type="float" office:value="0" calcext:value-type="float">
            <text:p>0</text:p>
          </table:table-cell>
          <table:table-cell table:style-name="ce72" table:formula="of:=COUNTIFS([.P71:.P78];&quot;&gt;=8&quot;;[.P71:.P78]; &quot;&lt;10&quot;)" office:value-type="float" office:value="0" calcext:value-type="float">
            <text:p>0</text:p>
          </table:table-cell>
          <table:table-cell table:style-name="ce72" table:formula="of:=COUNTIFS([.P71:.P78];&quot;&gt;=10&quot;;[.P71:.P78]; &quot;&lt;12&quot;)" office:value-type="float" office:value="0" calcext:value-type="float">
            <text:p>0</text:p>
          </table:table-cell>
          <table:table-cell table:style-name="ce72" table:formula="of:=COUNTIFS([.P71:.P78];&quot;&gt;=12&quot;;[.P71:.P78]; &quot;&lt;14&quot;)" office:value-type="float" office:value="3" calcext:value-type="float">
            <text:p>3</text:p>
          </table:table-cell>
          <table:table-cell table:style-name="ce72" table:formula="of:=COUNTIFS([.P71:.P78];&quot;&gt;=14&quot;;[.P71:.P78]; &quot;&lt;16&quot;)" office:value-type="float" office:value="2" calcext:value-type="float">
            <text:p>2</text:p>
          </table:table-cell>
          <table:table-cell table:style-name="ce72" table:formula="of:=COUNTIFS([.P71:.P78];&quot;&gt;=16&quot;;[.P71:.P78]; &quot;&lt;19&quot;)" office:value-type="float" office:value="0" calcext:value-type="float">
            <text:p>0</text:p>
          </table:table-cell>
          <table:table-cell table:style-name="ce164" table:formula="of:=SUM([.I13:.O13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42*7.6yrs</text:p>
          </table:table-cell>
          <table:table-cell office:value-type="float" office:value="7.53054221002059" calcext:value-type="float">
            <text:p>7.5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Fold 10</text:p>
          </table:table-cell>
          <table:table-cell table:style-name="ce259" table:formula="of:=COUNTIFS([.P83:.P90];&quot;&gt;=4&quot;;[.P83:.P90]; &quot;&lt;6&quot;)" office:value-type="float" office:value="1" calcext:value-type="float">
            <text:p>1</text:p>
          </table:table-cell>
          <table:table-cell table:style-name="ce259" table:formula="of:=COUNTIFS([.P83:.P90];&quot;&gt;=6&quot;;[.P83:.P90]; &quot;&lt;8&quot;)" office:value-type="float" office:value="2" calcext:value-type="float">
            <text:p>2</text:p>
          </table:table-cell>
          <table:table-cell table:style-name="ce259" table:formula="of:=COUNTIFS([.P83:.P90];&quot;&gt;=8&quot;;[.P83:.P90]; &quot;&lt;10&quot;)" office:value-type="float" office:value="1" calcext:value-type="float">
            <text:p>1</text:p>
          </table:table-cell>
          <table:table-cell table:style-name="ce259" table:formula="of:=COUNTIFS([.P83:.P90];&quot;&gt;=10&quot;;[.P83:.P90]; &quot;&lt;12&quot;)" office:value-type="float" office:value="1" calcext:value-type="float">
            <text:p>1</text:p>
          </table:table-cell>
          <table:table-cell table:style-name="ce259" table:formula="of:=COUNTIFS([.P83:.P90];&quot;&gt;=12&quot;;[.P83:.P90]; &quot;&lt;14&quot;)" office:value-type="float" office:value="1" calcext:value-type="float">
            <text:p>1</text:p>
          </table:table-cell>
          <table:table-cell table:style-name="ce259" table:formula="of:=COUNTIFS([.P83:.P90];&quot;&gt;=14&quot;;[.P83:.P90]; &quot;&lt;16&quot;)" office:value-type="float" office:value="1" calcext:value-type="float">
            <text:p>1</text:p>
          </table:table-cell>
          <table:table-cell table:style-name="ce259" table:formula="of:=COUNTIFS([.P83:.P90];&quot;&gt;=16&quot;;[.P83:.P90]; &quot;&lt;19&quot;)" office:value-type="float" office:value="1" calcext:value-type="float">
            <text:p>1</text:p>
          </table:table-cell>
          <table:table-cell table:style-name="ce164" table:formula="of:=SUM([.I14:.O14])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40" office:value-type="string" calcext:value-type="string">
            <text:p>Check</text:p>
          </table:table-cell>
          <table:table-cell table:style-name="ce164" table:formula="of:=SUM([.I4:.I14])" office:value-type="float" office:value="14" calcext:value-type="float">
            <text:p>14</text:p>
          </table:table-cell>
          <table:table-cell table:style-name="ce164" table:formula="of:=SUM([.J4:.J14])" office:value-type="float" office:value="12" calcext:value-type="float">
            <text:p>12</text:p>
          </table:table-cell>
          <table:table-cell table:style-name="ce164" table:formula="of:=SUM([.K4:.K14])" office:value-type="float" office:value="13" calcext:value-type="float">
            <text:p>13</text:p>
          </table:table-cell>
          <table:table-cell table:style-name="ce164" table:formula="of:=SUM([.L4:.L14])" office:value-type="float" office:value="14" calcext:value-type="float">
            <text:p>14</text:p>
          </table:table-cell>
          <table:table-cell table:style-name="ce164" table:formula="of:=SUM([.M4:.M14])" office:value-type="float" office:value="16" calcext:value-type="float">
            <text:p>16</text:p>
          </table:table-cell>
          <table:table-cell table:style-name="ce164" table:formula="of:=SUM([.N4:.N14])" office:value-type="float" office:value="10" calcext:value-type="float">
            <text:p>10</text:p>
          </table:table-cell>
          <table:table-cell table:style-name="ce164" table:formula="of:=SUM([.O4:.O14])" office:value-type="float" office:value="13" calcext:value-type="float">
            <text:p>13</text:p>
          </table:table-cell>
          <table:table-cell table:style-name="ce164" table:formula="of:=SUM([.I15:.O15])" office:value-type="float" office:value="92" calcext:value-type="float">
            <text:p>9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95</text:p>
          </table:table-cell>
          <table:table-cell office:value-type="float" office:value="8.11530542210021" calcext:value-type="float">
            <text:p>8.1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22</text:p>
          </table:table-cell>
          <table:table-cell office:value-type="float" office:value="9.00754975978037" calcext:value-type="float">
            <text:p>9.01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table:style-name="ce159" office:value-type="string" calcext:value-type="string">
            <text:p>Test Subject</text:p>
          </table:table-cell>
          <table:table-cell table:style-name="ce159" office:value-type="string" calcext:value-type="string">
            <text:p>Age</text:p>
          </table:table-cell>
          <table:table-cell table:style-name="ce159" office:value-type="string" calcext:value-type="string">
            <text:p>Sex</text:p>
          </table:table-cell>
          <table:table-cell table:style-name="ce159" office:value-type="string" calcext:value-type="string">
            <text:p>Handedness</text:p>
          </table:table-cell>
          <table:table-cell table:style-name="ce159" office:value-type="string" calcext:value-type="string">
            <text:p>MO</text:p>
          </table:table-cell>
          <table:table-cell table:style-name="ce159" office:value-type="string" calcext:value-type="string">
            <text:p>PA</text:p>
          </table:table-cell>
          <table:table-cell table:style-name="ce159" office:value-type="string" calcext:value-type="string">
            <text:p>PDK</text:p>
          </table:table-cell>
          <table:table-cell table:style-name="ce159" office:value-type="string" calcext:value-type="string">
            <text:p>VG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5*9.5yrs</text:p>
          </table:table-cell>
          <table:table-cell office:value-type="float" office:value="9.47426218256692" calcext:value-type="float">
            <text:p>9.47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63</text:p>
          </table:table-cell>
          <table:table-cell office:value-type="float" office:value="10.0315717227179" calcext:value-type="float">
            <text:p>10.0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97 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85 </text:p>
          </table:table-cell>
          <table:table-cell office:value-type="float" office:value="10.4625943719973" calcext:value-type="float">
            <text:p>10.46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72*10.10 yrs</text:p>
          </table:table-cell>
          <table:table-cell office:value-type="float" office:value="10.8689087165408" calcext:value-type="float">
            <text:p>10.87 </text:p>
          </table:table-cell>
          <table:table-cell office:value-type="string" calcext:value-type="string">
            <text:p>F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Cc_090</text:p>
          </table:table-cell>
          <table:table-cell office:value-type="float" office:value="5.72958133150309" calcext:value-type="float">
            <text:p>5.73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c_057*10.10yrs</text:p>
          </table:table-cell>
          <table:table-cell office:value-type="float" office:value="10.9183253260124" calcext:value-type="float">
            <text:p>10.9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19:.J27])" office:value-type="float" office:value="10.4650346983909" calcext:value-type="float">
            <text:p>10.4650346983909</text:p>
          </table:table-cell>
          <table:table-cell table:style-name="Default"/>
          <table:table-cell table:style-name="Default" table:formula="of:=AVERAGE([.L19:.L27])" office:value-type="float" office:value="42.5555555555556" calcext:value-type="float">
            <text:p>42.555555555555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18</text:p>
          </table:table-cell>
          <table:table-cell office:value-type="float" office:value="11.1571722717914" calcext:value-type="float">
            <text:p>11.16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19:.J27])" office:value-type="float" office:value="4.4621460305157" calcext:value-type="float">
            <text:p>4.4621460305157</text:p>
          </table:table-cell>
          <table:table-cell table:style-name="Default"/>
          <table:table-cell table:style-name="Default" table:formula="of:=STDEV([.L19:.L27])" office:value-type="float" office:value="65.5364614377201" calcext:value-type="float">
            <text:p>65.536461437720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68*11.4 yrs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3"/>
          <table:table-cell table:style-name="ce50" office:value-type="string" calcext:value-type="string">
            <text:p>Fold 1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6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44"/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43</text:p>
          </table:table-cell>
          <table:table-cell table:style-name="ce23" office:value-type="float" office:value="9.08167467398765" calcext:value-type="float">
            <text:p>9.0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27</text:p>
          </table:table-cell>
          <table:table-cell office:value-type="float" office:value="10.6218256691833" calcext:value-type="float">
            <text:p>10.62 </text:p>
          </table:table-cell>
          <table:table-cell office:value-type="string" calcext:value-type="string">
            <text:p>F</text:p>
          </table:table-cell>
          <table:table-cell table:style-name="ce58" office:value-type="float" office:value="60" calcext:value-type="float">
            <text:p>60</text:p>
          </table:table-cell>
          <table:table-cell table:number-columns-repeated="2"/>
          <table:table-cell table:style-name="ce22" office:value-type="string" calcext:value-type="string">
            <text:p>Cc_053</text:p>
          </table:table-cell>
          <table:table-cell table:style-name="ce23" office:value-type="float" office:value="4.41729581331503" calcext:value-type="float">
            <text:p>4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44"/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7*10.10yrs</text:p>
          </table:table-cell>
          <table:table-cell table:style-name="ce23" office:value-type="float" office:value="10.9183253260124" calcext:value-type="float">
            <text:p>10.9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15</text:p>
          </table:table-cell>
          <table:table-cell office:value-type="float" office:value="12.576527110501" calcext:value-type="float">
            <text:p>12.58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table:style-name="ce58"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64*12.9yrs</text:p>
          </table:table-cell>
          <table:table-cell table:style-name="ce23" office:value-type="float" office:value="12.8208647906658" calcext:value-type="float">
            <text:p>12.8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4</text:p>
          </table:table-cell>
          <table:table-cell office:value-type="float" office:value="12.6122168840082" calcext:value-type="float">
            <text:p>12.61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44"/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table:style-name="ce58" office:value-type="float" office:value="82" calcext:value-type="float">
            <text:p>82</text:p>
          </table:table-cell>
          <table:table-cell table:number-columns-repeated="2"/>
          <table:table-cell table:style-name="ce22" office:value-type="string" calcext:value-type="string">
            <text:p>Cc_066*6.8 yrs</text:p>
          </table:table-cell>
          <table:table-cell table:style-name="ce23" office:value-type="float" office:value="6.74536719286205" calcext:value-type="float">
            <text:p>6.7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Cc_080 </text:p>
          </table:table-cell>
          <table:table-cell office:value-type="float" office:value="12.6424159231297" calcext:value-type="float">
            <text:p>12.64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44"/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table:style-name="ce58" office:value-type="float" office:value="85" calcext:value-type="float">
            <text:p>85</text:p>
          </table:table-cell>
          <table:table-cell table:number-columns-repeated="2"/>
          <table:table-cell table:style-name="ce22" office:value-type="string" calcext:value-type="string">
            <text:p>Cc_072*10.10 yrs</text:p>
          </table:table-cell>
          <table:table-cell table:style-name="ce23" office:value-type="float" office:value="10.8689087165408" calcext:value-type="float">
            <text:p>10.8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Cc_017</text:p>
          </table:table-cell>
          <table:table-cell office:value-type="float" office:value="12.9334248455731" calcext:value-type="float">
            <text:p>12.93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44"/>
          <table:table-cell office:value-type="string" calcext:value-type="string">
            <text:p>Cc_068*11.4 yrs</text:p>
          </table:table-cell>
          <table:table-cell office:value-type="float" office:value="11.363074811256" calcext:value-type="float">
            <text:p>11.36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C084</text:p>
          </table:table-cell>
          <table:table-cell table:style-name="ce38" office:value-type="float" office:value="15.6" calcext:value-type="float">
            <text:p>15.6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8</text:p>
          </table:table-cell>
          <table:table-cell office:value-type="float" office:value="6.30336307481126" calcext:value-type="float">
            <text:p>6.30 </text:p>
          </table:table-cell>
          <table:table-cell office:value-type="string" calcext:value-type="string">
            <text:p>F</text:p>
          </table:table-cell>
          <table:table-cell table:style-name="ce58" office:value-type="float" office:value="56" calcext:value-type="float">
            <text:p>56</text:p>
          </table:table-cell>
          <table:table-cell table:number-columns-repeated="2"/>
          <table:table-cell table:style-name="ce22" office:value-type="string" calcext:value-type="string">
            <text:p>Cc_094</text:p>
          </table:table-cell>
          <table:table-cell table:style-name="ce23" office:value-type="float" office:value="13.3836650652025" calcext:value-type="float">
            <text:p>13.3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/>
        </table:table-row>
        <table:table-row table:style-name="ro3"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4"/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table:style-name="ce58" office:value-type="float" office:value="76" calcext:value-type="float">
            <text:p>76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32:.P39])" office:value-type="float" office:value="10.4795126973233" calcext:value-type="float">
            <text:p>10.4795126973233</text:p>
          </table:table-cell>
          <table:table-cell/>
          <table:table-cell table:formula="of:=AVERAGE([.R32:.R39])" office:value-type="float" office:value="75.625" calcext:value-type="float">
            <text:p>75.625</text:p>
          </table:table-cell>
          <table:table-cell/>
        </table:table-row>
        <table:table-row table:style-name="ro3"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32:.J40])" office:value-type="float" office:value="11.9518035537253" calcext:value-type="float">
            <text:p>11.9518035537253</text:p>
          </table:table-cell>
          <table:table-cell table:style-name="Default"/>
          <table:table-cell table:style-name="ce59" table:formula="of:=AVERAGE([.L32:.L40])" office:value-type="float" office:value="77.3333333333333" calcext:value-type="float">
            <text:p>77.3333333333333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32:.P39])" office:value-type="float" office:value="3.64746240433648" calcext:value-type="float">
            <text:p>3.64746240433648</text:p>
          </table:table-cell>
          <table:table-cell/>
          <table:table-cell table:formula="of:=STDEV([.R32:.R39])" office:value-type="float" office:value="25.656731224824" calcext:value-type="float">
            <text:p>25.656731224824</text:p>
          </table:table-cell>
          <table:table-cell/>
        </table:table-row>
        <table:table-row table:style-name="ro3">
          <table:table-cell office:value-type="string" calcext:value-type="string">
            <text:p>Cc_062*13.8yrs</text:p>
          </table:table-cell>
          <table:table-cell office:value-type="float" office:value="13.7213452299245" calcext:value-type="float">
            <text:p>13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32:.J40])" office:value-type="float" office:value="4.84639529638921" calcext:value-type="float">
            <text:p>4.84639529638921</text:p>
          </table:table-cell>
          <table:table-cell table:style-name="ce52"/>
          <table:table-cell table:style-name="ce60" table:formula="of:=STDEV([.L32:.L40])" office:value-type="float" office:value="15.9138304628396" calcext:value-type="float">
            <text:p>15.9138304628396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28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43"/>
          <table:table-cell table:style-name="ce50" office:value-type="string" calcext:value-type="string">
            <text:p>Fold 2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7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44"/>
          <table:table-cell office:value-type="string" calcext:value-type="string">
            <text:p>cc_010</text:p>
          </table:table-cell>
          <table:table-cell office:value-type="float" office:value="14.38846945779" calcext:value-type="float">
            <text:p>14.39 </text:p>
          </table:table-cell>
          <table:table-cell office:value-type="string" calcext:value-type="string">
            <text:p>F</text:p>
          </table:table-cell>
          <table:table-cell table:style-name="ce58"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08</text:p>
          </table:table-cell>
          <table:table-cell table:style-name="ce23" office:value-type="float" office:value="9.63349347975292" calcext:value-type="float">
            <text:p>9.6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9*14.8yrs</text:p>
          </table:table-cell>
          <table:table-cell office:value-type="float" office:value="14.7151681537406" calcext:value-type="float">
            <text:p>14.72 </text:p>
          </table:table-cell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44"/>
          <table:table-cell table:style-name="Default" office:value-type="string" calcext:value-type="string">
            <text:p>CC012</text:p>
          </table:table-cell>
          <table:table-cell table:style-name="ce38" office:value-type="float" office:value="11.5360329444063" calcext:value-type="float">
            <text:p>11.5360329444063</text:p>
          </table:table-cell>
          <table:table-cell table:style-name="ce38" office:value-type="string" calcext:value-type="string">
            <text:p>M</text:p>
          </table:table-cell>
          <table:table-cell table:style-name="ce61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0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31</text:p>
          </table:table-cell>
          <table:table-cell office:value-type="float" office:value="11.6403568977351" calcext:value-type="float">
            <text:p>11.64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0</text:p>
          </table:table-cell>
          <table:table-cell table:style-name="ce23" office:value-type="float" office:value="14.8414550446122" calcext:value-type="float">
            <text:p>14.8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c_087</text:p>
          </table:table-cell>
          <table:table-cell office:value-type="float" office:value="16.0247083047358" calcext:value-type="float">
            <text:p>16.0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44"/>
          <table:table-cell office:value-type="string" calcext:value-type="string">
            <text:p>Cc_041</text:p>
          </table:table-cell>
          <table:table-cell office:value-type="float" office:value="9.60054907343857" calcext:value-type="float">
            <text:p>9.60 </text:p>
          </table:table-cell>
          <table:table-cell office:value-type="string" calcext:value-type="string">
            <text:p>F</text:p>
          </table:table-cell>
          <table:table-cell table:style-name="ce58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52*4.9yrsold</text:p>
          </table:table-cell>
          <table:table-cell table:style-name="ce23" office:value-type="float" office:value="4.84008236101579" calcext:value-type="float">
            <text:p>4.8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/>
        </table:table-row>
        <table:table-row table:style-name="ro3">
          <table:table-cell office:value-type="string" calcext:value-type="string">
            <text:p>cc_005</text:p>
          </table:table-cell>
          <table:table-cell office:value-type="float" office:value="16.538091969801" calcext:value-type="float">
            <text:p>16.54 </text:p>
          </table:table-cell>
          <table:table-cell office:value-type="string" calcext:value-type="string">
            <text:p>F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L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4"/>
          <table:table-cell office:value-type="string" calcext:value-type="string">
            <text:p>Cc_060</text:p>
          </table:table-cell>
          <table:table-cell office:value-type="float" office:value="6.50102951269732" calcext:value-type="float">
            <text:p>6.50 </text:p>
          </table:table-cell>
          <table:table-cell office:value-type="string" calcext:value-type="string">
            <text:p>F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63</text:p>
          </table:table-cell>
          <table:table-cell table:style-name="ce23" office:value-type="float" office:value="10.0315717227179" calcext:value-type="float">
            <text:p>10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06</text:p>
          </table:table-cell>
          <table:table-cell office:value-type="float" office:value="17.2354152367879" calcext:value-type="float">
            <text:p>17.24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4"/>
          <table:table-cell office:value-type="string" calcext:value-type="string">
            <text:p>Cc_071 *7.7 yrs</text:p>
          </table:table-cell>
          <table:table-cell office:value-type="float" office:value="7.681537405628" calcext:value-type="float">
            <text:p>7.68 </text:p>
          </table:table-cell>
          <table:table-cell office:value-type="string" calcext:value-type="string">
            <text:p>F</text:p>
          </table:table-cell>
          <table:table-cell table:style-name="ce58" office:value-type="float" office:value="44" calcext:value-type="float">
            <text:p>44</text:p>
          </table:table-cell>
          <table:table-cell table:number-columns-repeated="2"/>
          <table:table-cell table:style-name="ce22" office:value-type="string" calcext:value-type="string">
            <text:p>Cc_083</text:p>
          </table:table-cell>
          <table:table-cell table:style-name="ce23" office:value-type="float" office:value="6.70693205216198" calcext:value-type="float">
            <text:p>6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44"/>
          <table:table-cell office:value-type="string" calcext:value-type="string">
            <text:p>Cc_073 *9.5 yrs</text:p>
          </table:table-cell>
          <table:table-cell office:value-type="float" office:value="9.45229924502402" calcext:value-type="float">
            <text:p>9.45 </text:p>
          </table:table-cell>
          <table:table-cell office:value-type="string" calcext:value-type="string">
            <text:p>F</text:p>
          </table:table-cell>
          <table:table-cell table:style-name="ce58"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89</text:p>
          </table:table-cell>
          <table:table-cell table:style-name="ce23" office:value-type="float" office:value="4.49142072752231" calcext:value-type="float">
            <text:p>4.4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44"/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table:style-name="ce58" office:value-type="float" office:value="-14" calcext:value-type="float">
            <text:p>-14</text:p>
          </table:table-cell>
          <table:table-cell table:number-columns-repeated="2"/>
          <table:table-cell table:style-name="ce22" office:value-type="string" calcext:value-type="string">
            <text:p>Cc_095</text:p>
          </table:table-cell>
          <table:table-cell table:style-name="ce23" office:value-type="float" office:value="8.11530542210021" calcext:value-type="float">
            <text:p>8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44"/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table:style-name="ce58" office:value-type="float" office:value="95" calcext:value-type="float">
            <text:p>9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45:.P52])" office:value-type="float" office:value="9.07687028140014" calcext:value-type="float">
            <text:p>9.07687028140014</text:p>
          </table:table-cell>
          <table:table-cell/>
          <table:table-cell table:formula="of:=AVERAGE([.R45:.R52])" office:value-type="float" office:value="80.375" calcext:value-type="float">
            <text:p>80.375</text:p>
          </table:table-cell>
          <table:table-cell/>
        </table:table-row>
        <table:table-row table:style-name="ro3">
          <table:table-cell office:value-type="string" calcext:value-type="string">
            <text:p>Cc_036</text:p>
          </table:table-cell>
          <table:table-cell office:value-type="float" office:value="18.4296499656829" calcext:value-type="float">
            <text:p>18.43 </text:p>
          </table:table-cell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4" office:value-type="string" calcext:value-type="string">
            <text:p>Average</text:p>
          </table:table-cell>
          <table:table-cell table:style-name="Default"/>
          <table:table-cell table:style-name="Default" table:formula="of:=AVERAGE([.J45:.J53])" office:value-type="float" office:value="10.7200488065279" calcext:value-type="float">
            <text:p>10.7200488065279</text:p>
          </table:table-cell>
          <table:table-cell table:style-name="Default"/>
          <table:table-cell table:style-name="ce59" table:formula="of:=AVERAGE([.L45:.L53])" office:value-type="float" office:value="72.2222222222222" calcext:value-type="float">
            <text:p>72.2222222222222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45:.P52])" office:value-type="float" office:value="3.85010004000707" calcext:value-type="float">
            <text:p>3.85010004000707</text:p>
          </table:table-cell>
          <table:table-cell/>
          <table:table-cell table:formula="of:=STDEV([.R45:.R52])" office:value-type="float" office:value="26.880356609029" calcext:value-type="float">
            <text:p>26.880356609029</text:p>
          </table:table-cell>
          <table:table-cell/>
        </table:table-row>
        <table:table-row table:style-name="ro3"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45:.J53])" office:value-type="float" office:value="3.06153613435314" calcext:value-type="float">
            <text:p>3.06153613435314</text:p>
          </table:table-cell>
          <table:table-cell table:style-name="ce52"/>
          <table:table-cell table:style-name="ce60" table:formula="of:=STDEV([.L45:.L53])" office:value-type="float" office:value="37.3924383324282" calcext:value-type="float">
            <text:p>37.3924383324282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59</text:p>
          </table:table-cell>
          <table:table-cell office:value-type="float" office:value="4.15648592999314" calcext:value-type="float">
            <text:p>4.16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98 </text:p>
          </table:table-cell>
          <table:table-cell office:value-type="float" office:value="4.17021276595745" calcext:value-type="float">
            <text:p>4.17 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53" office:value-type="string" calcext:value-type="string">
            <text:p>Fold 3</text:p>
          </table:table-cell>
          <table:table-cell table:style-name="ce159" office:value-type="string" calcext:value-type="string">
            <text:p>Age</text:p>
          </table:table-cell>
          <table:table-cell table:style-name="ce159" office:value-type="string" calcext:value-type="string">
            <text:p>Sex</text:p>
          </table:table-cell>
          <table:table-cell table:style-name="ce159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8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89</text:p>
          </table:table-cell>
          <table:table-cell office:value-type="float" office:value="4.49142072752231" calcext:value-type="float">
            <text:p>4.49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cc_009</text:p>
          </table:table-cell>
          <table:table-cell office:value-type="float" office:value="17.4550446122169" calcext:value-type="float">
            <text:p>17.46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06</text:p>
          </table:table-cell>
          <table:table-cell table:style-name="ce23" office:value-type="float" office:value="17.2354152367879" calcext:value-type="float">
            <text:p>17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A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15</text:p>
          </table:table-cell>
          <table:table-cell table:style-name="ce23" office:value-type="float" office:value="12.576527110501" calcext:value-type="float">
            <text:p>12.5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7</text:p>
          </table:table-cell>
          <table:table-cell office:value-type="float" office:value="5.27110501029513" calcext:value-type="float">
            <text:p>5.27 </text:p>
          </table:table-cell>
          <table:table-cell office:value-type="string" calcext:value-type="string">
            <text:p>M</text:p>
          </table:table-cell>
          <table:table-cell office:value-type="float" office:value="-33" calcext:value-type="float">
            <text:p>-33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38</text:p>
          </table:table-cell>
          <table:table-cell table:style-name="ce23" office:value-type="float" office:value="6.08098833218943" calcext:value-type="float">
            <text:p>6.0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8*5.6yrs</text:p>
          </table:table-cell>
          <table:table-cell office:value-type="float" office:value="5.52093342484557" calcext:value-type="float">
            <text:p>5.5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Cc_024</text:p>
          </table:table-cell>
          <table:table-cell office:value-type="float" office:value="13.4413177762526" calcext:value-type="float">
            <text:p>13.44 </text:p>
          </table:table-cell>
          <table:table-cell office:value-type="string" calcext:value-type="string">
            <text:p>F</text:p>
          </table:table-cell>
          <table:table-cell office:value-type="float" office:value="-80" calcext:value-type="float">
            <text:p>-80</text:p>
          </table:table-cell>
          <table:table-cell table:number-columns-repeated="2"/>
          <table:table-cell table:style-name="ce22" office:value-type="string" calcext:value-type="string">
            <text:p>Cc_055*9.5yrs</text:p>
          </table:table-cell>
          <table:table-cell table:style-name="ce23" office:value-type="float" office:value="9.47426218256692" calcext:value-type="float">
            <text:p>9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Cc_056*4.9yrs</text:p>
          </table:table-cell>
          <table:table-cell office:value-type="float" office:value="4.82910089224434" calcext:value-type="float">
            <text:p>4.83 </text:p>
          </table:table-cell>
          <table:table-cell office:value-type="string" calcext:value-type="string">
            <text:p>M</text:p>
          </table:table-cell>
          <table:table-cell office:value-type="float" office:value="-38" calcext:value-type="float">
            <text:p>-38</text:p>
          </table:table-cell>
          <table:table-cell table:number-columns-repeated="2"/>
          <table:table-cell table:style-name="ce22" office:value-type="string" calcext:value-type="string">
            <text:p>Cc_067</text:p>
          </table:table-cell>
          <table:table-cell table:style-name="ce23" office:value-type="float" office:value="9.50171585449554" calcext:value-type="float">
            <text:p>9.5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Cc_054*5.11yrs</text:p>
          </table:table-cell>
          <table:table-cell office:value-type="float" office:value="5.99313658201785" calcext:value-type="float">
            <text:p>5.99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9</text:p>
          </table:table-cell>
          <table:table-cell office:value-type="float" office:value="12.4035689773507" calcext:value-type="float">
            <text:p>12.40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76</text:p>
          </table:table-cell>
          <table:table-cell table:style-name="ce23" office:value-type="float" office:value="7.31640356897735" calcext:value-type="float">
            <text:p>7.3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6" calcext:value-type="float">
            <text:p>86</text:p>
          </table:table-cell>
          <table:table-cell/>
        </table:table-row>
        <table:table-row table:style-name="ro3">
          <table:table-cell office:value-type="string" calcext:value-type="string">
            <text:p>Cc_058</text:p>
          </table:table-cell>
          <table:table-cell office:value-type="float" office:value="6.25120109814688" calcext:value-type="float">
            <text:p>6.25 </text:p>
          </table:table-cell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70</text:p>
          </table:table-cell>
          <table:table-cell office:value-type="float" office:value="10.4021962937543" calcext:value-type="float">
            <text:p>10.40 </text:p>
          </table:table-cell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85 </text:p>
          </table:table-cell>
          <table:table-cell table:style-name="ce23" office:value-type="float" office:value="10.4625943719973" calcext:value-type="float">
            <text:p>10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/>
        </table:table-row>
        <table:table-row table:style-name="ro3">
          <table:table-cell office:value-type="string" calcext:value-type="string">
            <text:p>Cc_092</text:p>
          </table:table-cell>
          <table:table-cell office:value-type="float" office:value="6.66026080988332" calcext:value-type="float">
            <text:p>6.6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Cc_079</text:p>
          </table:table-cell>
          <table:table-cell office:value-type="float" office:value="18.1029512697323" calcext:value-type="float">
            <text:p>18.10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96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58:.P65])" office:value-type="float" office:value="10.1238846945779" calcext:value-type="float">
            <text:p>10.1238846945779</text:p>
          </table:table-cell>
          <table:table-cell/>
          <table:table-cell table:formula="of:=AVERAGE([.R58:.R65])" office:value-type="float" office:value="82.375" calcext:value-type="float">
            <text:p>82.375</text:p>
          </table:table-cell>
          <table:table-cell/>
        </table:table-row>
        <table:table-row table:style-name="ro3">
          <table:table-cell office:value-type="string" calcext:value-type="string">
            <text:p>Cc_083</text:p>
          </table:table-cell>
          <table:table-cell office:value-type="float" office:value="6.70693205216198" calcext:value-type="float">
            <text:p>6.71 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58:.J66])" office:value-type="float" office:value="12.6482116983147" calcext:value-type="float">
            <text:p>12.6482116983147</text:p>
          </table:table-cell>
          <table:table-cell table:style-name="Default"/>
          <table:table-cell table:style-name="Default" table:formula="of:=AVERAGE([.L58:.L66])" office:value-type="float" office:value="49.1111111111111" calcext:value-type="float">
            <text:p>49.1111111111111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58:.P65])" office:value-type="float" office:value="3.48283653037956" calcext:value-type="float">
            <text:p>3.48283653037956</text:p>
          </table:table-cell>
          <table:table-cell/>
          <table:table-cell table:formula="of:=STDEV([.R58:.R65])" office:value-type="float" office:value="15.8108235983184" calcext:value-type="float">
            <text:p>15.8108235983184</text:p>
          </table:table-cell>
          <table:table-cell/>
        </table:table-row>
        <table:table-row table:style-name="ro3">
          <table:table-cell office:value-type="string" calcext:value-type="string">
            <text:p>Cc_066*6.8 yrs</text:p>
          </table:table-cell>
          <table:table-cell office:value-type="float" office:value="6.74536719286205" calcext:value-type="float">
            <text:p>6.75 </text:p>
          </table:table-cell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58:.J66])" office:value-type="float" office:value="4.55739893827947" calcext:value-type="float">
            <text:p>4.55739893827947</text:p>
          </table:table-cell>
          <table:table-cell table:style-name="Default"/>
          <table:table-cell table:style-name="Default" table:formula="of:=STDEV([.L58:.L66])" office:value-type="float" office:value="64.5124880244989" calcext:value-type="float">
            <text:p>64.512488024498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c_093</text:p>
          </table:table-cell>
          <table:table-cell office:value-type="float" office:value="7.19286204529856" calcext:value-type="float">
            <text:p>7.19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style-name="ce53" office:value-type="string" calcext:value-type="string">
            <text:p>Fold 4</text:p>
          </table:table-cell>
          <table:table-cell table:style-name="ce159" office:value-type="string" calcext:value-type="string">
            <text:p>Age</text:p>
          </table:table-cell>
          <table:table-cell table:style-name="ce159" office:value-type="string" calcext:value-type="string">
            <text:p>Sex</text:p>
          </table:table-cell>
          <table:table-cell table:style-name="ce159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96</text:p>
          </table:table-cell>
          <table:table-cell office:value-type="float" office:value="8.34317089910776" calcext:value-type="float">
            <text:p>8.34 </text:p>
          </table:table-cell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c_007</text:p>
          </table:table-cell>
          <table:table-cell office:value-type="float" office:value="14.347288949897" calcext:value-type="float">
            <text:p>14.35 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2" office:value-type="string" calcext:value-type="string">
            <text:p>Cc_014</text:p>
          </table:table-cell>
          <table:table-cell table:style-name="ce23" office:value-type="float" office:value="13.6499656829101" calcext:value-type="float">
            <text:p>13.6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c_043</text:p>
          </table:table-cell>
          <table:table-cell office:value-type="float" office:value="9.08167467398765" calcext:value-type="float">
            <text:p>9.08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21</text:p>
          </table:table-cell>
          <table:table-cell office:value-type="float" office:value="4.11530542210021" calcext:value-type="float">
            <text:p>4.12 </text:p>
          </table:table-cell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style-name="ce22" office:value-type="string" calcext:value-type="string">
            <text:p>Cc_034</text:p>
          </table:table-cell>
          <table:table-cell table:style-name="ce23" office:value-type="float" office:value="12.6122168840082" calcext:value-type="float">
            <text:p>12.6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67</text:p>
          </table:table-cell>
          <table:table-cell office:value-type="float" office:value="9.50171585449554" calcext:value-type="float">
            <text:p>9.50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c_025</text:p>
          </table:table-cell>
          <table:table-cell office:value-type="float" office:value="10.2402196293754" calcext:value-type="float">
            <text:p>10.24 </text:p>
          </table:table-cell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3">
          <table:table-cell office:value-type="string" calcext:value-type="string">
            <text:p>Cc_081</text:p>
          </table:table-cell>
          <table:table-cell office:value-type="float" office:value="9.58956760466712" calcext:value-type="float">
            <text:p>9.59 </text:p>
          </table:table-cell>
          <table:table-cell office:value-type="string" calcext:value-type="string">
            <text:p>M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L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33</text:p>
          </table:table-cell>
          <table:table-cell office:value-type="float" office:value="4.75772134522993" calcext:value-type="float">
            <text:p>4.76 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2" office:value-type="string" calcext:value-type="string">
            <text:p>Cc_037</text:p>
          </table:table-cell>
          <table:table-cell table:style-name="ce23" office:value-type="float" office:value="5.27110501029513" calcext:value-type="float">
            <text:p>5.2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3" calcext:value-type="float">
            <text:p>-33</text:p>
          </table:table-cell>
          <table:table-cell/>
        </table:table-row>
        <table:table-row table:style-name="ro3">
          <table:table-cell office:value-type="string" calcext:value-type="string">
            <text:p>cc_008</text:p>
          </table:table-cell>
          <table:table-cell office:value-type="float" office:value="9.63349347975292" calcext:value-type="float">
            <text:p>9.6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39</text:p>
          </table:table-cell>
          <table:table-cell office:value-type="float" office:value="5.52916952642416" calcext:value-type="float">
            <text:p>5.53 </text:p>
          </table:table-cell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22" office:value-type="string" calcext:value-type="string">
            <text:p>Cc_049*14.8yrs</text:p>
          </table:table-cell>
          <table:table-cell table:style-name="ce23" office:value-type="float" office:value="14.7151681537406" calcext:value-type="float">
            <text:p>14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Cc_082</text:p>
          </table:table-cell>
          <table:table-cell office:value-type="float" office:value="9.67467398764585" calcext:value-type="float">
            <text:p>9.67 </text:p>
          </table:table-cell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Cc_044*13.6yrs</text:p>
          </table:table-cell>
          <table:table-cell office:value-type="float" office:value="13.5483870967742" calcext:value-type="float">
            <text:p>13.55 </text:p>
          </table:table-cell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54*5.11yrs</text:p>
          </table:table-cell>
          <table:table-cell table:style-name="ce23" office:value-type="float" office:value="5.99313658201785" calcext:value-type="float">
            <text:p>5.9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c_099 </text:p>
          </table:table-cell>
          <table:table-cell office:value-type="float" office:value="10.7975291695264" calcext:value-type="float">
            <text:p>10.80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45*15.9yrs</text:p>
          </table:table-cell>
          <table:table-cell office:value-type="float" office:value="15.8188057652711" calcext:value-type="float">
            <text:p>15.82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62*13.8yrs</text:p>
          </table:table-cell>
          <table:table-cell table:style-name="ce23" office:value-type="float" office:value="13.7213452299245" calcext:value-type="float">
            <text:p>13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Cc_064*12.9yrs</text:p>
          </table:table-cell>
          <table:table-cell office:value-type="float" office:value="12.8208647906658" calcext:value-type="float">
            <text:p>12.82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Cc_051</text:p>
          </table:table-cell>
          <table:table-cell office:value-type="float" office:value="8.06314344543583" calcext:value-type="float">
            <text:p>8.06 </text:p>
          </table:table-cell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style-name="ce22" office:value-type="string" calcext:value-type="string">
            <text:p>Cc_098 </text:p>
          </table:table-cell>
          <table:table-cell table:style-name="ce23" office:value-type="float" office:value="4.17021276595745" calcext:value-type="float">
            <text:p>4.1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3" calcext:value-type="float">
            <text:p>63</text:p>
          </table:table-cell>
          <table:table-cell/>
        </table:table-row>
        <table:table-row table:style-name="ro3">
          <table:table-cell office:value-type="string" calcext:value-type="string">
            <text:p>Cc_023</text:p>
          </table:table-cell>
          <table:table-cell office:value-type="float" office:value="13.334248455731" calcext:value-type="float">
            <text:p>13.33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70:.J78])" office:value-type="float" office:value="9.55250514756348" calcext:value-type="float">
            <text:p>9.55250514756348</text:p>
          </table:table-cell>
          <table:table-cell table:style-name="Default"/>
          <table:table-cell table:style-name="Default" table:formula="of:=AVERAGE([.L70:.L78])" office:value-type="float" office:value="65.5" calcext:value-type="float">
            <text:p>65.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71:.P78])" office:value-type="float" office:value="10.5950187886067" calcext:value-type="float">
            <text:p>10.5950187886067</text:p>
          </table:table-cell>
          <table:table-cell/>
          <table:table-cell table:formula="of:=AVERAGE([.R71:.R78])" office:value-type="float" office:value="64.375" calcext:value-type="float">
            <text:p>64.375</text:p>
          </table:table-cell>
          <table:table-cell/>
        </table:table-row>
        <table:table-row table:style-name="ro3">
          <table:table-cell office:value-type="string" calcext:value-type="string">
            <text:p>Cc_094</text:p>
          </table:table-cell>
          <table:table-cell office:value-type="float" office:value="13.3836650652025" calcext:value-type="float">
            <text:p>13.38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70:.J78])" office:value-type="float" office:value="4.62377426643948" calcext:value-type="float">
            <text:p>4.62377426643948</text:p>
          </table:table-cell>
          <table:table-cell table:style-name="Default"/>
          <table:table-cell table:style-name="Default" table:formula="of:=STDEV([.L70:.L78])" office:value-type="float" office:value="26.8806887666858" calcext:value-type="float">
            <text:p>26.8806887666858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71:.P78])" office:value-type="float" office:value="4.58581226909561" calcext:value-type="float">
            <text:p>4.58581226909561</text:p>
          </table:table-cell>
          <table:table-cell/>
          <table:table-cell table:formula="of:=STDEV([.R71:.R78])" office:value-type="float" office:value="42.6445022415384" calcext:value-type="float">
            <text:p>42.6445022415384</text:p>
          </table:table-cell>
          <table:table-cell/>
        </table:table-row>
        <table:table-row table:style-name="ro3">
          <table:table-cell office:value-type="string" calcext:value-type="string">
            <text:p>Cc_014</text:p>
          </table:table-cell>
          <table:table-cell office:value-type="float" office:value="13.6499656829101" calcext:value-type="float">
            <text:p>13.65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3">
          <table:table-cell office:value-type="string" calcext:value-type="string">
            <text:p>Cc_011</text:p>
          </table:table-cell>
          <table:table-cell office:value-type="float" office:value="13.7076183939602" calcext:value-type="float">
            <text:p>13.71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table:style-name="ce53" office:value-type="string" calcext:value-type="string">
            <text:p>Fold 5</text:p>
          </table:table-cell>
          <table:table-cell table:style-name="ce159" office:value-type="string" calcext:value-type="string">
            <text:p>Age</text:p>
          </table:table-cell>
          <table:table-cell table:style-name="ce159" office:value-type="string" calcext:value-type="string">
            <text:p>Sex</text:p>
          </table:table-cell>
          <table:table-cell table:style-name="ce159" office:value-type="string" calcext:value-type="string">
            <text:p>Handedness</text:p>
          </table:table-cell>
          <table:table-cell table:number-columns-repeated="2"/>
          <table:table-cell table:style-name="ce50" office:value-type="string" calcext:value-type="string">
            <text:p>Fold 9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3">
          <table:table-cell office:value-type="string" calcext:value-type="string">
            <text:p>Cc_020</text:p>
          </table:table-cell>
          <table:table-cell office:value-type="float" office:value="13.9547014413178" calcext:value-type="float">
            <text:p>13.95 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Cc_032</text:p>
          </table:table-cell>
          <table:table-cell office:value-type="float" office:value="6.67124227865477" calcext:value-type="float">
            <text:p>6.67 </text:p>
          </table:table-cell>
          <table:table-cell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22" office:value-type="string" calcext:value-type="string">
            <text:p>Cc_016</text:p>
          </table:table-cell>
          <table:table-cell table:style-name="ce23" office:value-type="float" office:value="14.5367192862045" calcext:value-type="float">
            <text:p>14.5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46*14.3yrs</text:p>
          </table:table-cell>
          <table:table-cell office:value-type="float" office:value="14.2868908716541" calcext:value-type="float">
            <text:p>14.29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2" office:value-type="string" calcext:value-type="string">
            <text:p>Cc_018</text:p>
          </table:table-cell>
          <table:table-cell table:style-name="ce23" office:value-type="float" office:value="11.1571722717914" calcext:value-type="float">
            <text:p>11.1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/>
        </table:table-row>
        <table:table-row table:style-name="ro3">
          <table:table-cell office:value-type="string" calcext:value-type="string">
            <text:p>Cc_016</text:p>
          </table:table-cell>
          <table:table-cell office:value-type="float" office:value="14.5367192862045" calcext:value-type="float">
            <text:p>14.54 </text:p>
          </table:table-cell>
          <table:table-cell office:value-type="string" calcext:value-type="string">
            <text:p>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c_047</text:p>
          </table:table-cell>
          <table:table-cell office:value-type="float" office:value="13.2573781743308" calcext:value-type="float">
            <text:p>13.26 </text:p>
          </table:table-cell>
          <table:table-cell office:value-type="string" calcext:value-type="string">
            <text:p>F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22</text:p>
          </table:table-cell>
          <table:table-cell table:style-name="ce23" office:value-type="float" office:value="9.00754975978037" calcext:value-type="float">
            <text:p>9.0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/>
        </table:table-row>
        <table:table-row table:style-name="ro3">
          <table:table-cell office:value-type="string" calcext:value-type="string">
            <text:p>Cc_030</text:p>
          </table:table-cell>
          <table:table-cell office:value-type="float" office:value="14.8414550446122" calcext:value-type="float">
            <text:p>14.84 </text:p>
          </table:table-cell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c_065</text:p>
          </table:table-cell>
          <table:table-cell office:value-type="float" office:value="11.2669869595058" calcext:value-type="float">
            <text:p>11.27 </text:p>
          </table:table-cell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22" office:value-type="string" calcext:value-type="string">
            <text:p>Cc_040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1" calcext:value-type="float">
            <text:p>71</text:p>
          </table:table-cell>
          <table:table-cell/>
        </table:table-row>
        <table:table-row table:style-name="ro3">
          <table:table-cell office:value-type="string" calcext:value-type="string">
            <text:p>Cc_026</text:p>
          </table:table-cell>
          <table:table-cell office:value-type="float" office:value="15.3603294440631" calcext:value-type="float">
            <text:p>15.36 </text:p>
          </table:table-cell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22" office:value-type="string" calcext:value-type="string">
            <text:p>Cc_042*7.6yrs</text:p>
          </table:table-cell>
          <table:table-cell table:style-name="ce23" office:value-type="float" office:value="7.53054221002059" calcext:value-type="float">
            <text:p>7.5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88</text:p>
          </table:table-cell>
          <table:table-cell office:value-type="float" office:value="16.0905971173644" calcext:value-type="float">
            <text:p>16.09 </text:p>
          </table:table-cell>
          <table:table-cell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Cc_075*11.9yrs</text:p>
          </table:table-cell>
          <table:table-cell office:value-type="float" office:value="11.7089910775566" calcext:value-type="float">
            <text:p>11.71 </text:p>
          </table:table-cell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48*5.6yrs</text:p>
          </table:table-cell>
          <table:table-cell table:style-name="ce23" office:value-type="float" office:value="5.52093342484557" calcext:value-type="float">
            <text:p>5.5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Cc_077</text:p>
          </table:table-cell>
          <table:table-cell office:value-type="float" office:value="16.1537405628003" calcext:value-type="float">
            <text:p>16.15 </text:p>
          </table:table-cell>
          <table:table-cell office:value-type="string" calcext:value-type="string">
            <text:p>M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>
            <text:p>Cc_080 </text:p>
          </table:table-cell>
          <table:table-cell table:style-name="ce23" office:value-type="float" office:value="12.6424159231297" calcext:value-type="float">
            <text:p>12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13</text:p>
          </table:table-cell>
          <table:table-cell office:value-type="float" office:value="16.4557309540151" calcext:value-type="float">
            <text:p>16.46 </text:p>
          </table:table-cell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Cc_086</text:p>
          </table:table-cell>
          <table:table-cell office:value-type="float" office:value="18.0343170899108" calcext:value-type="float">
            <text:p>18.03 </text:p>
          </table:table-cell>
          <table:table-cell office:value-type="string" calcext:value-type="string">
            <text:p>F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table:style-name="ce22" office:value-type="string" calcext:value-type="string">
            <text:p>Cc_087</text:p>
          </table:table-cell>
          <table:table-cell table:style-name="ce23" office:value-type="float" office:value="16.0247083047358" calcext:value-type="float">
            <text:p>16.0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Cc_029</text:p>
          </table:table-cell>
          <table:table-cell office:value-type="float" office:value="16.6067261496225" calcext:value-type="float">
            <text:p>16.61 </text:p>
          </table:table-cell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Average</text:p>
          </table:table-cell>
          <table:table-cell table:style-name="Default"/>
          <table:table-cell table:style-name="Default" table:formula="of:=AVERAGE([.J83:.J90])" office:value-type="float" office:value="13.528826355525" calcext:value-type="float">
            <text:p>13.528826355525</text:p>
          </table:table-cell>
          <table:table-cell table:style-name="Default"/>
          <table:table-cell table:style-name="Default" table:formula="of:=AVERAGE([.L83:.L90])" office:value-type="float" office:value="73.375" calcext:value-type="float">
            <text:p>73.375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P83:.P90])" office:value-type="float" office:value="10.3864104323953" calcext:value-type="float">
            <text:p>10.3864104323953</text:p>
          </table:table-cell>
          <table:table-cell/>
          <table:table-cell table:formula="of:=AVERAGE([.R83:.R90])" office:value-type="float" office:value="71.125" calcext:value-type="float">
            <text:p>71.125</text:p>
          </table:table-cell>
          <table:table-cell/>
        </table:table-row>
        <table:table-row table:style-name="ro3">
          <table:table-cell office:value-type="string" calcext:value-type="string">
            <text:p>Cc_019</text:p>
          </table:table-cell>
          <table:table-cell office:value-type="float" office:value="16.6726149622512" calcext:value-type="float">
            <text:p>16.67 </text:p>
          </table:table-cell>
          <table:table-cell office:value-type="string" calcext:value-type="string">
            <text:p>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viation</text:p>
          </table:table-cell>
          <table:table-cell table:style-name="Default"/>
          <table:table-cell table:style-name="Default" table:formula="of:=STDEV([.J83:.J90])" office:value-type="float" office:value="3.67091670874765" calcext:value-type="float">
            <text:p>3.67091670874765</text:p>
          </table:table-cell>
          <table:table-cell table:style-name="Default"/>
          <table:table-cell table:style-name="Default" table:formula="of:=STDEV([.L83:.L90])" office:value-type="float" office:value="20.6046977999817" calcext:value-type="float">
            <text:p>20.6046977999817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P83:.P90])" office:value-type="float" office:value="3.82158684404708" calcext:value-type="float">
            <text:p>3.82158684404708</text:p>
          </table:table-cell>
          <table:table-cell/>
          <table:table-cell table:formula="of:=STDEV([.R83:.R90])" office:value-type="float" office:value="62.1689805518568" calcext:value-type="float">
            <text:p>62.1689805518568</text:p>
          </table:table-cell>
          <table:table-cell/>
        </table:table-row>
        <table:table-row table:style-name="ro3">
          <table:table-cell office:value-type="string" calcext:value-type="string">
            <text:p>Cc_074*16.9yrs</text:p>
          </table:table-cell>
          <table:table-cell office:value-type="float" office:value="16.8510638297872" calcext:value-type="float">
            <text:p>16.85 </text:p>
          </table:table-cell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12</text:p>
          </table:table-cell>
          <table:table-cell table:style-name="ce41" office:value-type="float" office:value="11.5360329444063" calcext:value-type="float">
            <text:p>11.5360329444063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84</text:p>
          </table:table-cell>
          <table:table-cell table:style-name="ce41" office:value-type="float" office:value="15.6" calcext:value-type="float">
            <text:p>15.6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cc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59" office:value-type="string" calcext:value-type="string">
            <text:p>Mean</text:p>
          </table:table-cell>
          <table:table-cell table:style-name="ce24" table:formula="of:=AVERAGE([.B2:.B96])" office:value-type="float" office:value="10.7278599790485" calcext:value-type="float">
            <text:p>10.727860</text:p>
          </table:table-cell>
          <table:table-cell table:style-name="Default"/>
          <table:table-cell table:style-name="Default" table:formula="of:=AVERAGE([.D2:.D96])" office:value-type="float" office:value="68.3894736842105" calcext:value-type="float">
            <text:p>68.3894736842105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59" office:value-type="string" calcext:value-type="string">
            <text:p>Deviation</text:p>
          </table:table-cell>
          <table:table-cell table:style-name="ce24" table:formula="of:=STDEV([.B2:.B96])" office:value-type="float" office:value="4.1111779531181" calcext:value-type="float">
            <text:p>4.111178</text:p>
          </table:table-cell>
          <table:table-cell table:style-name="Default"/>
          <table:table-cell table:style-name="Default" table:formula="of:=STDEV([.D2:.D96])" office:value-type="float" office:value="40.6754917941844" calcext:value-type="float">
            <text:p>40.6754917941844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59" office:value-type="string" calcext:value-type="string">
            <text:p>Number Subjects</text:p>
          </table:table-cell>
          <table:table-cell table:style-name="Default" table:formula="of:=COUNTA([.A2:.A96])" office:value-type="float" office:value="95" calcext:value-type="float">
            <text:p>95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Male</text:p>
          </table:table-cell>
          <table:table-cell table:style-name="Default" table:formula="of:=COUNTA([.C55:.C96])" office:value-type="float" office:value="42" calcext:value-type="float">
            <text:p>42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Female</text:p>
          </table:table-cell>
          <table:table-cell table:style-name="Default" table:formula="of:=COUNTA([.C2:.C54])" office:value-type="float" office:value="53" calcext:value-type="float">
            <text:p>53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7"/>
        </table:table-row>
        <calcext:conditional-formats>
          <calcext:conditional-format calcext:target-range-address="Dataset.I3:Dataset.O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4:Dataset.O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0:Dataset.O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1:Dataset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2:Dataset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3:Dataset.O1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4:Dataset.O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2" loext:min-decimal-places="2" number:min-integer-digits="1"/>
      <number:text> </number:text>
    </number:number-style>
    <number:date-style style:name="N155">
      <number:month/>
      <number:text>月</number:text>
      <number:day/>
      <number:text>日</number:text>
    </number:date-style>
    <number:number-style style:name="N156">
      <number:number number:decimal-places="12" loext:min-decimal-places="12" number:min-integer-digits="1"/>
    </number:number-style>
    <number:number-style style:name="N157">
      <number:number number:decimal-places="11" loext:min-decimal-places="11" number:min-integer-digits="1"/>
    </number:number-style>
    <number:number-style style:name="N158">
      <number:number number:decimal-places="10" loext:min-decimal-places="10" number:min-integer-digits="1"/>
    </number:number-style>
    <number:number-style style:name="N159">
      <number:number number:decimal-places="9" loext:min-decimal-places="9" number:min-integer-digits="1"/>
    </number:number-style>
    <number:number-style style:name="N160">
      <number:number number:decimal-places="8" loext:min-decimal-places="8" number:min-integer-digits="1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date-style style:name="N163">
      <number:day number:style="long"/>
      <number:text>/</number:text>
      <number:month number:textual="true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/00/0000</text:date>, <text:time style:data-style-name="N2" text:time-value="11:35:36.454896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7-12-18T12:25:36.819573051</dc:date>
    <meta:editing-duration>P8DT15H30M37S</meta:editing-duration>
    <meta:editing-cycles>270</meta:editing-cycles>
    <meta:generator>LibreOffice/5.4.1.2$Linux_X86_64 LibreOffice_project/40m0$Build-2</meta:generator>
    <meta:document-statistic meta:table-count="13" meta:cell-count="17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Audio.I2:Audio.I6" chart:error-lower-range="Audio.I2:Audio.I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Audio.I2:Audio.I6" chart:error-lower-range="Audio.I2:Audio.I6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Audio.I2:Audio.I6" chart:error-lower-range="Audio.I2:Audio.I6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bar" chart:style-name="ch1">
        <chart:title svg:x="6.53cm" svg:y="0.315cm" chart:style-name="ch2">
          <text:p>Audio Dataset</text:p>
        </chart:title>
        <chart:legend chart:legend-position="end" svg:x="14.402cm" svg:y="4.229cm" style:legend-expansion="high" chart:style-name="ch3"/>
        <chart:plot-area chart:style-name="ch4" table:cell-range-address="Audio.A2:Audio.A6 Audio.H1:Audio.H6" chart:data-source-has-labels="both" svg:x="0.32cm" svg:y="1.248cm" svg:width="13.762cm" svg:height="7.577cm">
          <chartooo:coordinate-region svg:x="1.418cm" svg:y="1.248cm" svg:width="12.664cm" svg:height="4.347cm"/>
          <chart:axis chart:dimension="x" chart:name="primary-x" chart:style-name="ch5" chartooo:axis-type="auto">
            <chartooo:date-scale/>
            <chart:categories table:cell-range-address="Audio.A2:Audio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udio.H2:Audio.H6" chart:label-cell-address="Audio.H1:Audio.H1" chart:class="chart:bar">
            <chart:error-indicator chart:style-name="ch9" chart:dimension="y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Audio.H1:Audio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Logistic Regression</text:p>
                <draw:g>
                  <svg:desc>Audio.A2:Audio.A6</svg:desc>
                </draw:g>
              </table:table-cell>
              <table:table-cell office:value-type="float" office:value="0.175162936">
                <text:p>0.175162936</text:p>
                <draw:g>
                  <svg:desc>Audio.H2:Audio.H6</svg:desc>
                </draw:g>
              </table:table-cell>
              <table:table-cell office:value-type="float" office:value="0.0441511558340048">
                <text:p>0.0441511558340048</text:p>
                <draw:g>
                  <svg:desc>Audio.I2:Audio.I6</svg:desc>
                </draw:g>
              </table:table-cell>
              <table:table-cell office:value-type="float" office:value="0.0441511558340048">
                <text:p>0.0441511558340048</text:p>
                <draw:g>
                  <svg:desc>Audio.I2:Audio.I6</svg:desc>
                </draw:g>
              </table:table-cell>
            </table:table-row>
            <table:table-row>
              <table:table-cell office:value-type="string">
                <text:p>Linear SVM</text:p>
              </table:table-cell>
              <table:table-cell office:value-type="float" office:value="0.172411306">
                <text:p>0.172411306</text:p>
              </table:table-cell>
              <table:table-cell office:value-type="float" office:value="0.0515148013955798">
                <text:p>0.0515148013955798</text:p>
              </table:table-cell>
              <table:table-cell office:value-type="float" office:value="0.0515148013955798">
                <text:p>0.0515148013955798</text:p>
              </table:table-cell>
            </table:table-row>
            <table:table-row>
              <table:table-cell office:value-type="string">
                <text:p>MLP</text:p>
              </table:table-cell>
              <table:table-cell office:value-type="float" office:value="0.189355544">
                <text:p>0.189355544</text:p>
              </table:table-cell>
              <table:table-cell office:value-type="float" office:value="0.0595558151372335">
                <text:p>0.0595558151372335</text:p>
              </table:table-cell>
              <table:table-cell office:value-type="float" office:value="0.0595558151372335">
                <text:p>0.0595558151372335</text:p>
              </table:table-cell>
            </table:table-row>
            <table:table-row>
              <table:table-cell office:value-type="string">
                <text:p>LSTM+Fully Connecte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STM+Attenti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